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11cm" style:rel-column-width="32808*"/>
    </style:style>
    <style:style style:name="Таблица1.B" style:family="table-column">
      <style:table-column-properties style:column-width="8.49cm" style:rel-column-width="3272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New" fo:font-size="14pt" fo:language="en" fo:country="US" fo:font-weight="bold" officeooo:rsid="00178f06" officeooo:paragraph-rsid="00178f0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4pt" fo:language="ru" fo:country="RU" fo:font-weight="bold" officeooo:rsid="00178f06" officeooo:paragraph-rsid="00178f0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ourier New" fo:font-size="12pt" fo:language="en" fo:country="US" officeooo:rsid="00178f06" officeooo:paragraph-rsid="00178f06" style:font-size-asian="12pt" style:font-size-complex="12pt"/>
    </style:style>
    <style:style style:name="P4" style:family="paragraph" style:parent-style-name="Standard">
      <style:text-properties style:font-name="Courier New" fo:font-size="12pt" fo:language="en" fo:country="US" officeooo:rsid="00194d08" officeooo:paragraph-rsid="00194d08" style:font-size-asian="12pt" style:font-size-complex="12pt"/>
    </style:style>
    <style:style style:name="P5" style:family="paragraph" style:parent-style-name="Standard">
      <style:text-properties style:font-name="Courier New" fo:font-size="12pt" fo:language="en" fo:country="US" officeooo:rsid="001b4568" officeooo:paragraph-rsid="001b4568" style:font-size-asian="12pt" style:font-size-complex="12pt"/>
    </style:style>
    <style:style style:name="P6" style:family="paragraph" style:parent-style-name="Standard">
      <style:text-properties style:font-name="Courier New" fo:font-size="12pt" fo:language="en" fo:country="US" officeooo:rsid="001b4568" officeooo:paragraph-rsid="001d1a23" style:font-size-asian="12pt" style:font-size-complex="12pt"/>
    </style:style>
    <style:style style:name="P7" style:family="paragraph" style:parent-style-name="Standard">
      <style:text-properties style:font-name="Courier New" fo:font-size="12pt" fo:language="en" fo:country="US" officeooo:rsid="001b4568" officeooo:paragraph-rsid="00204c61" style:font-size-asian="12pt" style:font-size-complex="12pt"/>
    </style:style>
    <style:style style:name="P8" style:family="paragraph" style:parent-style-name="Standard">
      <style:text-properties style:font-name="Courier New" fo:font-size="12pt" fo:language="en" fo:country="US" officeooo:rsid="001b4568" officeooo:paragraph-rsid="00214aaa" style:font-size-asian="12pt" style:font-size-complex="12pt"/>
    </style:style>
    <style:style style:name="P9" style:family="paragraph" style:parent-style-name="Standard">
      <style:text-properties style:font-name="Courier New" fo:font-size="12pt" fo:language="en" fo:country="US" officeooo:rsid="001b4568" officeooo:paragraph-rsid="002748b4" style:font-size-asian="12pt" style:font-size-complex="12pt"/>
    </style:style>
    <style:style style:name="P10" style:family="paragraph" style:parent-style-name="Standard">
      <style:text-properties style:font-name="Courier New" fo:font-size="12pt" fo:language="en" fo:country="US" officeooo:rsid="001b4568" officeooo:paragraph-rsid="00386664" style:font-size-asian="12pt" style:font-size-complex="12pt"/>
    </style:style>
    <style:style style:name="P11" style:family="paragraph" style:parent-style-name="Standard">
      <style:text-properties style:font-name="Courier New" fo:font-size="12pt" fo:language="en" fo:country="US" officeooo:rsid="001b4568" officeooo:paragraph-rsid="003a8f49" style:font-size-asian="12pt" style:font-size-complex="12pt"/>
    </style:style>
    <style:style style:name="P12" style:family="paragraph" style:parent-style-name="Standard">
      <style:text-properties style:font-name="Courier New" fo:font-size="12pt" fo:language="en" fo:country="US" officeooo:rsid="001b4568" officeooo:paragraph-rsid="0048207f" style:font-size-asian="12pt" style:font-size-complex="12pt"/>
    </style:style>
    <style:style style:name="P13" style:family="paragraph" style:parent-style-name="Standard">
      <style:text-properties style:font-name="Courier New" fo:font-size="12pt" fo:language="en" fo:country="US" officeooo:rsid="001b4568" officeooo:paragraph-rsid="0056db83" style:font-size-asian="12pt" style:font-size-complex="12pt"/>
    </style:style>
    <style:style style:name="P14" style:family="paragraph" style:parent-style-name="Standard">
      <style:text-properties style:font-name="Courier New" fo:font-size="12pt" fo:language="en" fo:country="US" officeooo:rsid="001b4568" officeooo:paragraph-rsid="005f11d5" style:font-size-asian="12pt" style:font-size-complex="12pt"/>
    </style:style>
    <style:style style:name="P15" style:family="paragraph" style:parent-style-name="Standard">
      <style:text-properties style:font-name="Courier New" fo:font-size="12pt" fo:language="en" fo:country="US" officeooo:rsid="001b4568" officeooo:paragraph-rsid="0060bca8" style:font-size-asian="12pt" style:font-size-complex="12pt"/>
    </style:style>
    <style:style style:name="P16" style:family="paragraph" style:parent-style-name="Standard">
      <style:text-properties style:font-name="Courier New" fo:font-size="12pt" fo:language="en" fo:country="US" officeooo:rsid="001b4568" officeooo:paragraph-rsid="0062cb68" style:font-size-asian="12pt" style:font-size-complex="12pt"/>
    </style:style>
    <style:style style:name="P17" style:family="paragraph" style:parent-style-name="Standard">
      <style:text-properties style:font-name="Courier New" fo:font-size="12pt" fo:language="en" fo:country="US" officeooo:rsid="001b4568" officeooo:paragraph-rsid="006ae7e9" style:font-size-asian="12pt" style:font-size-complex="12pt"/>
    </style:style>
    <style:style style:name="P18" style:family="paragraph" style:parent-style-name="Standard">
      <style:text-properties style:font-name="Courier New" fo:font-size="12pt" fo:language="en" fo:country="US" officeooo:rsid="00204c61" officeooo:paragraph-rsid="00204c61" style:font-size-asian="12pt" style:font-size-complex="12pt"/>
    </style:style>
    <style:style style:name="P19" style:family="paragraph" style:parent-style-name="Standard">
      <style:text-properties style:font-name="Courier New" fo:font-size="12pt" fo:language="en" fo:country="US" officeooo:rsid="00208969" officeooo:paragraph-rsid="00208969" style:font-size-asian="12pt" style:font-size-complex="12pt"/>
    </style:style>
    <style:style style:name="P20" style:family="paragraph" style:parent-style-name="Standard">
      <style:text-properties style:font-name="Courier New" fo:font-size="12pt" fo:language="en" fo:country="US" officeooo:rsid="00208969" officeooo:paragraph-rsid="00386329" style:font-size-asian="12pt" style:font-size-complex="12pt"/>
    </style:style>
    <style:style style:name="P21" style:family="paragraph" style:parent-style-name="Standard">
      <style:text-properties style:font-name="Courier New" fo:font-size="12pt" fo:language="en" fo:country="US" officeooo:rsid="0036da4d" officeooo:paragraph-rsid="0036da4d" style:font-size-asian="12pt" style:font-size-complex="12pt"/>
    </style:style>
    <style:style style:name="P22" style:family="paragraph" style:parent-style-name="Standard">
      <style:text-properties style:font-name="Courier New" fo:font-size="12pt" fo:language="en" fo:country="US" officeooo:rsid="0060bca8" officeooo:paragraph-rsid="0062cb68" style:font-size-asian="12pt" style:font-size-complex="12pt"/>
    </style:style>
    <style:style style:name="P23" style:family="paragraph" style:parent-style-name="Standard">
      <style:text-properties style:font-name="Courier New" fo:font-size="12pt" fo:language="en" fo:country="US" fo:font-weight="bold" officeooo:rsid="00194d08" officeooo:paragraph-rsid="00194d08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Courier New" fo:font-size="12pt" fo:language="en" fo:country="US" fo:font-weight="bold" officeooo:rsid="00208969" officeooo:paragraph-rsid="00208969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Courier New" fo:font-size="12pt" fo:language="en" fo:country="US" fo:font-weight="bold" officeooo:rsid="0036da4d" officeooo:paragraph-rsid="0036da4d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Courier New" fo:font-size="12pt" officeooo:paragraph-rsid="00204c61" style:font-size-asian="12pt" style:font-size-complex="12pt"/>
    </style:style>
    <style:style style:name="P27" style:family="paragraph" style:parent-style-name="Standard">
      <style:text-properties style:font-name="Courier New" fo:font-size="12pt" officeooo:paragraph-rsid="00208969" style:font-size-asian="12pt" style:font-size-complex="12pt"/>
    </style:style>
    <style:style style:name="P28" style:family="paragraph" style:parent-style-name="Standard">
      <style:text-properties style:font-name="Courier New" fo:font-size="12pt" fo:language="ru" fo:country="RU" officeooo:rsid="00178f06" officeooo:paragraph-rsid="00178f06" style:font-size-asian="12pt" style:font-size-complex="12pt"/>
    </style:style>
    <style:style style:name="P29" style:family="paragraph" style:parent-style-name="Standard">
      <style:text-properties style:font-name="Courier New" fo:font-size="12pt" fo:language="ru" fo:country="RU" officeooo:rsid="00178f06" officeooo:paragraph-rsid="00208969" style:font-size-asian="12pt" style:font-size-complex="12pt"/>
    </style:style>
    <style:style style:name="P30" style:family="paragraph" style:parent-style-name="Standard">
      <style:text-properties style:font-name="Courier New" fo:font-size="12pt" fo:language="ru" fo:country="RU" officeooo:rsid="00178f06" officeooo:paragraph-rsid="00504568" style:font-size-asian="12pt" style:font-size-complex="12pt"/>
    </style:style>
    <style:style style:name="P31" style:family="paragraph" style:parent-style-name="Standard">
      <style:text-properties style:font-name="Courier New" fo:font-size="12pt" fo:language="ru" fo:country="RU" officeooo:rsid="00178f06" officeooo:paragraph-rsid="006ae7e9" style:font-size-asian="12pt" style:font-size-complex="12pt"/>
    </style:style>
    <style:style style:name="P32" style:family="paragraph" style:parent-style-name="Standard">
      <style:text-properties style:font-name="Courier New" fo:font-size="12pt" fo:language="ru" fo:country="RU" officeooo:rsid="00208969" officeooo:paragraph-rsid="00208969" style:font-size-asian="12pt" style:font-size-complex="12pt"/>
    </style:style>
    <style:style style:name="P33" style:family="paragraph" style:parent-style-name="Standard">
      <style:text-properties style:font-name="Courier New" fo:font-size="12pt" fo:language="ru" fo:country="RU" officeooo:rsid="001b4568" officeooo:paragraph-rsid="0048207f" style:font-size-asian="12pt" style:font-size-complex="12pt"/>
    </style:style>
    <style:style style:name="P34" style:family="paragraph" style:parent-style-name="Standard">
      <style:text-properties style:font-name="Courier New" fo:font-size="12pt" fo:language="ru" fo:country="RU" officeooo:rsid="00194d08" officeooo:paragraph-rsid="00194d08" style:font-size-asian="12pt" style:font-size-complex="12pt"/>
    </style:style>
    <style:style style:name="P35" style:family="paragraph" style:parent-style-name="Standard">
      <style:text-properties style:font-name="Courier New" fo:font-size="12pt" fo:language="ru" fo:country="RU" officeooo:rsid="001d1a23" officeooo:paragraph-rsid="001d1a23" style:font-size-asian="12pt" style:font-size-complex="12pt"/>
    </style:style>
    <style:style style:name="P36" style:family="paragraph" style:parent-style-name="Standard">
      <style:text-properties style:font-name="Courier New" fo:font-size="12pt" fo:language="ru" fo:country="RU" officeooo:rsid="0028bbd4" officeooo:paragraph-rsid="00504568" style:font-size-asian="12pt" style:font-size-complex="12pt"/>
    </style:style>
    <style:style style:name="P37" style:family="paragraph" style:parent-style-name="Standard">
      <style:text-properties style:font-name="Courier New" fo:font-size="12pt" fo:language="ru" fo:country="RU" officeooo:rsid="00368c19" officeooo:paragraph-rsid="00368c19" style:font-size-asian="12pt" style:font-size-complex="12pt"/>
    </style:style>
    <style:style style:name="P38" style:family="paragraph" style:parent-style-name="Standard">
      <style:text-properties style:font-name="Courier New" fo:font-size="12pt" fo:language="ru" fo:country="RU" officeooo:rsid="0036da4d" officeooo:paragraph-rsid="0036da4d" style:font-size-asian="12pt" style:font-size-complex="12pt"/>
    </style:style>
    <style:style style:name="P39" style:family="paragraph" style:parent-style-name="Standard">
      <style:text-properties style:font-name="Courier New" fo:font-size="12pt" fo:language="ru" fo:country="RU" officeooo:rsid="0036da4d" officeooo:paragraph-rsid="00386329" style:font-size-asian="12pt" style:font-size-complex="12pt"/>
    </style:style>
    <style:style style:name="P40" style:family="paragraph" style:parent-style-name="Standard">
      <style:text-properties style:font-name="Courier New" fo:font-size="12pt" fo:language="ru" fo:country="RU" officeooo:rsid="00504568" officeooo:paragraph-rsid="00504568" style:font-size-asian="12pt" style:font-size-complex="12pt"/>
    </style:style>
    <style:style style:name="P41" style:family="paragraph" style:parent-style-name="Standard">
      <style:text-properties style:font-name="Courier New" fo:font-size="12pt" fo:language="ru" fo:country="RU" officeooo:rsid="00563658" officeooo:paragraph-rsid="00563658" style:font-size-asian="12pt" style:font-size-complex="12pt"/>
    </style:style>
    <style:style style:name="P42" style:family="paragraph" style:parent-style-name="Standard">
      <style:text-properties style:font-name="Courier New" fo:font-size="12pt" fo:language="ru" fo:country="RU" officeooo:rsid="005949b3" officeooo:paragraph-rsid="005949b3" style:font-size-asian="12pt" style:font-size-complex="12pt"/>
    </style:style>
    <style:style style:name="P43" style:family="paragraph" style:parent-style-name="Standard">
      <style:text-properties style:font-name="Courier New" fo:font-size="12pt" fo:language="ru" fo:country="RU" fo:font-weight="bold" officeooo:rsid="00178f06" officeooo:paragraph-rsid="00178f06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Courier New" fo:font-size="12pt" fo:language="ru" fo:country="RU" fo:font-weight="bold" officeooo:rsid="00194d08" officeooo:paragraph-rsid="00194d08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Courier New" fo:font-size="12pt" fo:language="ru" fo:country="RU" fo:font-weight="bold" officeooo:rsid="00386329" officeooo:paragraph-rsid="00386664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Courier New" fo:font-size="12pt" fo:language="ru" fo:country="RU" fo:font-weight="bold" officeooo:rsid="0028bbd4" officeooo:paragraph-rsid="00504568" style:font-size-asian="12pt" style:font-weight-asian="bold" style:font-size-complex="12pt" style:font-weight-complex="bold"/>
    </style:style>
    <style:style style:name="P47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194d08" style:font-size-asian="12pt" style:font-size-complex="12pt"/>
    </style:style>
    <style:style style:name="P48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1b4568" style:font-size-asian="12pt" style:font-size-complex="12pt"/>
    </style:style>
    <style:style style:name="P49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1d1a23" style:font-size-asian="12pt" style:font-size-complex="12pt"/>
    </style:style>
    <style:style style:name="P50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204c61" style:font-size-asian="12pt" style:font-size-complex="12pt"/>
    </style:style>
    <style:style style:name="P51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48207f" style:font-size-asian="12pt" style:font-size-complex="12pt"/>
    </style:style>
    <style:style style:name="P52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56db83" style:font-size-asian="12pt" style:font-size-complex="12pt"/>
    </style:style>
    <style:style style:name="P53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60bca8" style:font-size-asian="12pt" style:font-size-complex="12pt"/>
    </style:style>
    <style:style style:name="P54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6ae7e9" style:font-size-asian="12pt" style:font-size-complex="12pt"/>
    </style:style>
    <style:style style:name="P55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48207f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1b4568" style:font-size-asian="12pt" style:font-weight-asian="bold" style:font-size-complex="12pt" style:font-weight-complex="bold"/>
    </style:style>
    <style:style style:name="P57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1d1a23" style:font-size-asian="12pt" style:font-weight-asian="bold" style:font-size-complex="12pt" style:font-weight-complex="bold"/>
    </style:style>
    <style:style style:name="P58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204c61" style:font-size-asian="12pt" style:font-weight-asian="bold" style:font-size-complex="12pt" style:font-weight-complex="bold"/>
    </style:style>
    <style:style style:name="P59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386664" style:font-size-asian="12pt" style:font-weight-asian="bold" style:font-size-complex="12pt" style:font-weight-complex="bold"/>
    </style:style>
    <style:style style:name="P60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48207f" style:font-size-asian="12pt" style:font-weight-asian="bold" style:font-size-complex="12pt" style:font-weight-complex="bold"/>
    </style:style>
    <style:style style:name="P61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56db83" style:font-size-asian="12pt" style:font-weight-asian="bold" style:font-size-complex="12pt" style:font-weight-complex="bold"/>
    </style:style>
    <style:style style:name="P62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5f11d5" style:font-size-asian="12pt" style:font-weight-asian="bold" style:font-size-complex="12pt" style:font-weight-complex="bold"/>
    </style:style>
    <style:style style:name="P63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60bca8" style:font-size-asian="12pt" style:font-weight-asian="bold" style:font-size-complex="12pt" style:font-weight-complex="bold"/>
    </style:style>
    <style:style style:name="P64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62cb68" style:font-size-asian="12pt" style:font-weight-asian="bold" style:font-size-complex="12pt" style:font-weight-complex="bold"/>
    </style:style>
    <style:style style:name="P65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6ae7e9" style:font-size-asian="12pt" style:font-weight-asian="bold" style:font-size-complex="12pt" style:font-weight-complex="bold"/>
    </style:style>
    <style:style style:name="P66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204c61" officeooo:paragraph-rsid="00204c61" style:font-size-asian="12pt" style:font-weight-asian="bold" style:font-size-complex="12pt" style:font-weight-complex="bold"/>
    </style:style>
    <style:style style:name="P67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60bca8" officeooo:paragraph-rsid="0060bca8" style:font-size-asian="12pt" style:font-weight-asian="bold" style:font-size-complex="12pt" style:font-weight-complex="bold"/>
    </style:style>
    <style:style style:name="P68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60bca8" officeooo:paragraph-rsid="0062cb68" style:font-size-asian="12pt" style:font-weight-asian="bold" style:font-size-complex="12pt" style:font-weight-complex="bold"/>
    </style:style>
    <style:style style:name="P69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1d1a23" style:font-size-asian="12pt" style:font-weight-asian="bold" style:font-size-complex="12pt" style:font-weight-complex="bold"/>
    </style:style>
    <style:style style:name="P70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48207f" style:font-size-asian="12pt" style:font-weight-asian="bold" style:font-size-complex="12pt" style:font-weight-complex="bold"/>
    </style:style>
    <style:style style:name="P71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56db83" style:font-size-asian="12pt" style:font-weight-asian="bold" style:font-size-complex="12pt" style:font-weight-complex="bold"/>
    </style:style>
    <style:style style:name="P72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normal" officeooo:rsid="00204c61" officeooo:paragraph-rsid="00204c61" style:font-size-asian="12pt" style:font-size-complex="12pt"/>
    </style:style>
    <style:style style:name="P73" style:family="paragraph" style:parent-style-name="Standard">
      <style:text-properties officeooo:paragraph-rsid="0048207f"/>
    </style:style>
    <style:style style:name="P74" style:family="paragraph" style:parent-style-name="Standard">
      <style:text-properties officeooo:paragraph-rsid="005c9252"/>
    </style:style>
    <style:style style:name="P75" style:family="paragraph" style:parent-style-name="Preformatted_20_Text">
      <style:text-properties style:font-name="Courier New" fo:font-size="12pt" fo:language="en" fo:country="US" officeooo:rsid="00208969" officeooo:paragraph-rsid="00208969" style:font-size-asian="12pt" style:font-size-complex="12pt"/>
    </style:style>
    <style:style style:name="P76" style:family="paragraph" style:parent-style-name="Preformatted_20_Text">
      <style:text-properties style:font-name="Courier New" fo:font-size="12pt" fo:language="en" fo:country="US" officeooo:rsid="00208969" officeooo:paragraph-rsid="0048207f" style:font-size-asian="12pt" style:font-size-complex="12pt"/>
    </style:style>
    <style:style style:name="P77" style:family="paragraph" style:parent-style-name="Preformatted_20_Text">
      <style:text-properties style:font-name="Courier New" fo:font-size="12pt" fo:language="en" fo:country="US" officeooo:rsid="00208969" officeooo:paragraph-rsid="0056db83" style:font-size-asian="12pt" style:font-size-complex="12pt"/>
    </style:style>
    <style:style style:name="P78" style:family="paragraph" style:parent-style-name="Preformatted_20_Text">
      <style:text-properties style:font-name="Courier New" fo:font-size="12pt" fo:language="en" fo:country="US" officeooo:rsid="00208969" officeooo:paragraph-rsid="0060bca8" style:font-size-asian="12pt" style:font-size-complex="12pt"/>
    </style:style>
    <style:style style:name="P79" style:family="paragraph" style:parent-style-name="Preformatted_20_Text">
      <style:text-properties style:font-name="Courier New" fo:font-size="12pt" fo:language="en" fo:country="US" officeooo:rsid="00208969" officeooo:paragraph-rsid="006ae7e9" style:font-size-asian="12pt" style:font-size-complex="12pt"/>
    </style:style>
    <style:style style:name="P80" style:family="paragraph" style:parent-style-name="Table_20_Contents">
      <style:text-properties style:font-name="Courier New" fo:font-size="12pt" officeooo:rsid="00178f06" officeooo:paragraph-rsid="00178f06" style:font-size-asian="12pt" style:font-size-complex="12pt"/>
    </style:style>
    <style:style style:name="P81" style:family="paragraph" style:parent-style-name="Table_20_Contents">
      <style:text-properties style:font-name="Courier New" fo:font-size="12pt" officeooo:rsid="0017e136" officeooo:paragraph-rsid="0017e136" style:font-size-asian="12pt" style:font-size-complex="12pt"/>
    </style:style>
    <style:style style:name="P82" style:family="paragraph" style:parent-style-name="Table_20_Contents">
      <style:text-properties style:font-name="Courier New" fo:font-size="12pt" fo:language="en" fo:country="US" officeooo:rsid="00178f06" officeooo:paragraph-rsid="00178f06" style:font-size-asian="12pt" style:font-size-complex="12pt"/>
    </style:style>
    <style:style style:name="P83" style:family="paragraph" style:parent-style-name="Table_20_Contents">
      <style:text-properties style:font-name="Courier New" fo:font-size="12pt" fo:language="en" fo:country="US" officeooo:rsid="00178f06" officeooo:paragraph-rsid="0017e136" style:font-size-asian="12pt" style:font-size-complex="12pt"/>
    </style:style>
    <style:style style:name="P84" style:family="paragraph" style:parent-style-name="Table_20_Contents">
      <style:text-properties style:font-name="Courier New" fo:font-size="12pt" fo:language="en" fo:country="US" officeooo:rsid="0017e136" officeooo:paragraph-rsid="0017e136" style:font-size-asian="12pt" style:font-size-complex="12pt"/>
    </style:style>
    <style:style style:name="P85" style:family="paragraph" style:parent-style-name="Table_20_Contents">
      <style:text-properties style:font-name="Courier New" fo:font-size="12pt" fo:language="en" fo:country="US" officeooo:rsid="00191aff" officeooo:paragraph-rsid="00191aff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178f06" officeooo:paragraph-rsid="00178f06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78f06" officeooo:paragraph-rsid="00178f06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style:font-name="Courier New" fo:font-size="12pt" fo:language="ru" fo:country="RU" officeooo:rsid="002748b4" officeooo:paragraph-rsid="002748b4" style:font-size-asian="12pt" style:font-size-complex="12pt"/>
    </style:style>
    <style:style style:name="P89" style:family="paragraph" style:parent-style-name="Table_20_Contents">
      <style:text-properties style:font-name="Courier New" fo:font-size="12pt" fo:language="ru" fo:country="RU" officeooo:rsid="0048207f" officeooo:paragraph-rsid="0048207f" style:font-size-asian="12pt" style:font-size-complex="12pt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5f11d5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0bca8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2cb68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469dd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6f3a3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809fc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ae7e9" style:font-size-asian="12pt" style:font-weight-asian="bold" style:font-size-complex="12pt" style:font-weight-complex="bold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6eb7a2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73104e" style:font-size-asian="12pt" style:font-weight-asian="bold" style:font-size-complex="12pt" style:font-weight-complex="bold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6ae7e9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style:writing-mode="page"/>
      <style:text-properties officeooo:paragraph-rsid="005c9252"/>
    </style:style>
    <style:style style:name="P101" style:family="paragraph" style:parent-style-name="Standard">
      <style:text-properties style:font-name="Courier New" fo:font-size="12pt" fo:language="en" fo:country="US" officeooo:rsid="00368c19" officeooo:paragraph-rsid="00368c19" style:font-size-asian="12pt" style:font-size-complex="12pt"/>
    </style:style>
    <style:style style:name="P102" style:family="paragraph" style:parent-style-name="Standard">
      <style:text-properties style:font-name="Courier New" fo:font-size="12pt" fo:language="en" fo:country="US" officeooo:rsid="00386329" officeooo:paragraph-rsid="00386329" style:font-size-asian="12pt" style:font-size-complex="12pt"/>
    </style:style>
    <style:style style:name="P103" style:family="paragraph" style:parent-style-name="Standard">
      <style:text-properties style:font-name="Courier New" fo:font-size="12pt" fo:language="en" fo:country="US" officeooo:rsid="001d1a23" officeooo:paragraph-rsid="001d1a23" style:font-size-asian="12pt" style:font-size-complex="12pt"/>
    </style:style>
    <style:style style:name="P104" style:family="paragraph" style:parent-style-name="Standard">
      <style:text-properties style:font-name="Courier New" fo:font-size="12pt" fo:language="en" fo:country="US" officeooo:rsid="001b4568" officeooo:paragraph-rsid="0085d1c8" style:font-size-asian="12pt" style:font-size-complex="12pt"/>
    </style:style>
    <style:style style:name="P105" style:family="paragraph" style:parent-style-name="Standard">
      <style:text-properties style:font-name="Courier New" fo:font-size="12pt" fo:language="ru" fo:country="RU" officeooo:rsid="0036da4d" officeooo:paragraph-rsid="0036da4d" style:font-size-asian="12pt" style:font-size-complex="12pt"/>
    </style:style>
    <style:style style:name="P106" style:family="paragraph" style:parent-style-name="Standard">
      <style:text-properties style:font-name="Courier New" fo:font-size="12pt" fo:language="ru" fo:country="RU" officeooo:rsid="002748b4" officeooo:paragraph-rsid="00386329" style:font-size-asian="12pt" style:font-size-complex="12pt"/>
    </style:style>
    <style:style style:name="P107" style:family="paragraph" style:parent-style-name="Standard">
      <style:text-properties style:font-name="Courier New" fo:font-size="12pt" fo:language="ru" fo:country="RU" officeooo:rsid="00178f06" officeooo:paragraph-rsid="00178f06" style:font-size-asian="12pt" style:font-size-complex="12pt"/>
    </style:style>
    <style:style style:name="P108" style:family="paragraph" style:parent-style-name="Standard">
      <style:text-properties style:font-name="Courier New" fo:font-size="12pt" fo:language="ru" fo:country="RU" fo:font-weight="bold" officeooo:rsid="00178f06" officeooo:paragraph-rsid="00178f06" style:font-size-asian="12pt" style:font-weight-asian="bold" style:font-size-complex="12pt" style:font-weight-complex="bold"/>
    </style:style>
    <style:style style:name="P109" style:family="paragraph" style:parent-style-name="Standard">
      <style:text-properties style:font-name="Courier New" fo:font-size="12pt" fo:language="ru" fo:country="RU" fo:font-weight="bold" officeooo:rsid="005949b3" officeooo:paragraph-rsid="005949b3" style:font-size-asian="12pt" style:font-weight-asian="bold" style:font-size-complex="12pt" style:font-weight-complex="bold"/>
    </style:style>
    <style:style style:name="P110" style:family="paragraph" style:parent-style-name="Standard">
      <style:text-properties style:font-name="Courier New" fo:font-size="12pt" officeooo:paragraph-rsid="0085d1c8" style:font-size-asian="12pt" style:font-size-complex="12pt"/>
    </style:style>
    <style:style style:name="P111" style:family="paragraph" style:parent-style-name="Standard">
      <style:text-properties fo:font-variant="normal" fo:text-transform="none" fo:color="#4d4d4c" style:font-name="Courier New" fo:font-size="12pt" fo:letter-spacing="normal" fo:language="en" fo:country="US" fo:font-style="normal" fo:font-weight="bold" officeooo:rsid="001b4568" officeooo:paragraph-rsid="00386664" style:font-size-asian="12pt" style:font-weight-asian="bold" style:font-size-complex="12pt" style:font-weight-complex="bold"/>
    </style:style>
    <style:style style:name="P112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normal" officeooo:rsid="00504568" officeooo:paragraph-rsid="005c9252" style:font-size-asian="12pt" style:font-weight-asian="normal" style:font-size-complex="12pt" style:font-weight-complex="normal"/>
    </style:style>
    <style:style style:name="P113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204c61" style:font-size-asian="12pt" style:font-weight-asian="bold" style:font-size-complex="12pt" style:font-weight-complex="bold"/>
    </style:style>
    <style:style style:name="P114" style:family="paragraph" style:parent-style-name="Standard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56db83" style:font-size-asian="12pt" style:font-weight-asian="bold" style:font-size-complex="12pt" style:font-weight-complex="bold"/>
    </style:style>
    <style:style style:name="P115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1d1a23" style:font-size-asian="12pt" style:font-size-complex="12pt"/>
    </style:style>
    <style:style style:name="P116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officeooo:paragraph-rsid="00865c86" style:font-size-asian="12pt" style:font-size-complex="12pt"/>
    </style:style>
    <style:style style:name="P117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204c61" officeooo:paragraph-rsid="0085d1c8" style:font-size-asian="12pt" style:font-weight-asian="bold" style:font-size-complex="12pt" style:font-weight-complex="bold"/>
    </style:style>
    <style:style style:name="P118" style:family="paragraph" style:parent-style-name="Standard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officeooo:paragraph-rsid="0085d1c8" style:font-size-asian="12pt" style:font-weight-asian="bold" style:font-size-complex="12pt" style:font-weight-complex="bold"/>
    </style:style>
    <style:style style:name="P119" style:family="paragraph" style:parent-style-name="Preformatted_20_Text">
      <style:text-properties fo:font-variant="normal" fo:text-transform="none" fo:color="#24292f" style:font-name="Courier New" fo:font-size="12pt" fo:letter-spacing="normal" fo:language="en" fo:country="US" fo:font-style="normal" fo:font-weight="normal" officeooo:rsid="00208969" officeooo:paragraph-rsid="008ad88a" style:font-size-asian="12pt" style:font-size-complex="12pt"/>
    </style:style>
    <style:style style:name="P120" style:family="paragraph" style:parent-style-name="Table_20_Contents">
      <style:text-properties style:font-name="Courier New" fo:font-size="12pt" fo:language="ru" fo:country="RU" officeooo:rsid="001b4568" officeooo:paragraph-rsid="002748b4" style:font-size-asian="12pt" style:font-size-complex="12pt"/>
    </style:style>
    <style:style style:name="P121" style:family="paragraph" style:parent-style-name="Table_20_Contents">
      <style:text-properties style:font-name="Courier New" fo:font-size="12pt" fo:language="ru" fo:country="RU" officeooo:rsid="002748b4" officeooo:paragraph-rsid="002748b4" style:font-size-asian="12pt" style:font-size-complex="12pt"/>
    </style:style>
    <style:style style:name="P122" style:family="paragraph" style:parent-style-name="Table_20_Contents">
      <style:text-properties style:font-name="Courier New" fo:font-size="12pt" fo:language="en" fo:country="US" officeooo:rsid="002748b4" officeooo:paragraph-rsid="002748b4" style:font-size-asian="12pt" style:font-size-complex="12pt"/>
    </style:style>
    <style:style style:name="P123" style:family="paragraph" style:parent-style-name="Table_20_Contents">
      <style:text-properties fo:font-variant="normal" fo:text-transform="none" fo:color="#24292f" style:font-name="Courier New" fo:font-size="12pt" fo:letter-spacing="normal" fo:language="ru" fo:country="RU" fo:font-style="normal" fo:font-weight="bold" officeooo:rsid="001b4568" officeooo:paragraph-rsid="0048207f" fo:background-color="#ffffff" style:font-size-asian="12pt" style:font-weight-asian="bold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111f"/>
    </style:style>
    <style:style style:name="T3" style:family="text">
      <style:text-properties fo:language="ru" fo:country="RU" officeooo:rsid="00214aaa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bold" officeooo:rsid="0032d805" style:font-weight-asian="bold" style:font-weight-complex="bold"/>
    </style:style>
    <style:style style:name="T6" style:family="text">
      <style:text-properties fo:language="ru" fo:country="RU" officeooo:rsid="00283821"/>
    </style:style>
    <style:style style:name="T7" style:family="text">
      <style:text-properties fo:language="ru" fo:country="RU" officeooo:rsid="0032504d"/>
    </style:style>
    <style:style style:name="T8" style:family="text">
      <style:text-properties fo:language="ru" fo:country="RU" officeooo:rsid="00358a9b"/>
    </style:style>
    <style:style style:name="T9" style:family="text">
      <style:text-properties fo:language="ru" fo:country="RU" officeooo:rsid="00368c19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fo:font-weight="normal" officeooo:rsid="006ae7e9"/>
    </style:style>
    <style:style style:name="T12" style:family="text">
      <style:text-properties fo:language="ru" fo:country="RU" officeooo:rsid="0036da4d"/>
    </style:style>
    <style:style style:name="T13" style:family="text">
      <style:text-properties fo:language="ru" fo:country="RU" officeooo:rsid="00415d3d"/>
    </style:style>
    <style:style style:name="T14" style:family="text">
      <style:text-properties fo:language="ru" fo:country="RU" officeooo:rsid="0041f38b"/>
    </style:style>
    <style:style style:name="T15" style:family="text">
      <style:text-properties fo:language="ru" fo:country="RU" officeooo:rsid="001d1a23"/>
    </style:style>
    <style:style style:name="T16" style:family="text">
      <style:text-properties fo:language="ru" fo:country="RU" officeooo:rsid="007c11f9"/>
    </style:style>
    <style:style style:name="T17" style:family="text">
      <style:text-properties fo:language="ru" fo:country="RU" officeooo:rsid="007e0287"/>
    </style:style>
    <style:style style:name="T18" style:family="text">
      <style:text-properties fo:language="ru" fo:country="RU" officeooo:rsid="007e8563"/>
    </style:style>
    <style:style style:name="T19" style:family="text">
      <style:text-properties fo:language="ru" fo:country="RU" officeooo:rsid="0081978f"/>
    </style:style>
    <style:style style:name="T20" style:family="text">
      <style:text-properties fo:language="ru" fo:country="RU" officeooo:rsid="00822765"/>
    </style:style>
    <style:style style:name="T21" style:family="text">
      <style:text-properties fo:language="ru" fo:country="RU" officeooo:rsid="00895da9"/>
    </style:style>
    <style:style style:name="T22" style:family="text">
      <style:text-properties officeooo:rsid="0017e136"/>
    </style:style>
    <style:style style:name="T23" style:family="text">
      <style:text-properties fo:font-variant="normal" fo:text-transform="none" fo:color="#24292f" fo:letter-spacing="normal" fo:font-style="normal" fo:font-weight="normal"/>
    </style:style>
    <style:style style:name="T24" style:family="text">
      <style:text-properties fo:font-variant="normal" fo:text-transform="none" fo:color="#24292f" fo:letter-spacing="normal" fo:font-style="normal" fo:font-weight="normal" officeooo:rsid="001b4568"/>
    </style:style>
    <style:style style:name="T25" style:family="text">
      <style:text-properties fo:font-variant="normal" fo:text-transform="none" fo:color="#24292f" fo:letter-spacing="normal" fo:font-style="normal" fo:font-weight="normal" officeooo:rsid="00204c61" style:font-weight-asian="normal" style:font-weight-complex="normal"/>
    </style:style>
    <style:style style:name="T26" style:family="text">
      <style:text-properties fo:font-variant="normal" fo:text-transform="none" fo:color="#24292f" fo:letter-spacing="normal" fo:font-style="normal" fo:font-weight="normal" officeooo:rsid="001b4568" style:font-weight-asian="normal" style:font-weight-complex="normal"/>
    </style:style>
    <style:style style:name="T27" style:family="text">
      <style:text-properties fo:font-variant="normal" fo:text-transform="none" fo:color="#24292f" fo:letter-spacing="normal" fo:font-style="normal" fo:font-weight="normal" officeooo:rsid="006ae7e9" style:font-weight-asian="normal" style:font-weight-complex="normal"/>
    </style:style>
    <style:style style:name="T28" style:family="text">
      <style:text-properties fo:font-variant="normal" fo:text-transform="none" fo:color="#24292f" fo:letter-spacing="normal" fo:font-style="normal" fo:font-weight="normal" officeooo:rsid="002748b4"/>
    </style:style>
    <style:style style:name="T29" style:family="text">
      <style:text-properties fo:font-variant="normal" fo:text-transform="none" fo:color="#24292f" fo:letter-spacing="normal" fo:font-style="normal" fo:font-weight="normal" officeooo:rsid="00283821"/>
    </style:style>
    <style:style style:name="T30" style:family="text">
      <style:text-properties fo:font-variant="normal" fo:text-transform="none" fo:color="#24292f" fo:letter-spacing="normal" fo:font-style="normal" fo:font-weight="normal" style:font-weight-asian="bold" style:font-weight-complex="bold"/>
    </style:style>
    <style:style style:name="T31" style:family="text">
      <style:text-properties fo:font-variant="normal" fo:text-transform="none" fo:color="#24292f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24292f" fo:letter-spacing="normal" fo:font-style="normal" fo:font-weight="bold" officeooo:rsid="001b4568" style:font-weight-asian="bold" style:font-weight-complex="bold"/>
    </style:style>
    <style:style style:name="T33" style:family="text">
      <style:text-properties fo:font-variant="normal" fo:text-transform="none" fo:color="#24292f" fo:letter-spacing="normal" fo:font-style="normal" fo:font-weight="bold" officeooo:rsid="00204c61" style:font-weight-asian="bold" style:font-weight-complex="bold"/>
    </style:style>
    <style:style style:name="T34" style:family="text">
      <style:text-properties fo:font-variant="normal" fo:text-transform="none" fo:color="#24292f" fo:letter-spacing="normal" fo:font-style="normal" fo:font-weight="bold" officeooo:rsid="00386664" style:font-weight-asian="bold" style:font-weight-complex="bold"/>
    </style:style>
    <style:style style:name="T35" style:family="text">
      <style:text-properties fo:font-variant="normal" fo:text-transform="none" fo:color="#24292f" fo:letter-spacing="normal" fo:language="ru" fo:country="RU" fo:font-style="normal" fo:font-weight="normal"/>
    </style:style>
    <style:style style:name="T36" style:family="text">
      <style:text-properties fo:font-variant="normal" fo:text-transform="none" fo:color="#24292f" fo:letter-spacing="normal" fo:language="ru" fo:country="RU" fo:font-style="normal" fo:font-weight="normal" officeooo:rsid="00204c61"/>
    </style:style>
    <style:style style:name="T37" style:family="text">
      <style:text-properties fo:font-variant="normal" fo:text-transform="none" fo:color="#24292f" fo:letter-spacing="normal" fo:language="ru" fo:country="RU" fo:font-style="normal" fo:font-weight="normal" officeooo:rsid="00208969"/>
    </style:style>
    <style:style style:name="T38" style:family="text">
      <style:text-properties fo:font-variant="normal" fo:text-transform="none" fo:color="#24292f" fo:letter-spacing="normal" fo:language="ru" fo:country="RU" fo:font-style="normal" fo:font-weight="normal" officeooo:rsid="002748b4"/>
    </style:style>
    <style:style style:name="T39" style:family="text">
      <style:text-properties fo:font-variant="normal" fo:text-transform="none" fo:color="#24292f" fo:letter-spacing="normal" fo:language="ru" fo:country="RU" fo:font-style="normal" fo:font-weight="normal" officeooo:rsid="00386664"/>
    </style:style>
    <style:style style:name="T40" style:family="text">
      <style:text-properties fo:font-variant="normal" fo:text-transform="none" fo:color="#24292f" fo:letter-spacing="normal" fo:language="ru" fo:country="RU" fo:font-style="normal" fo:font-weight="normal" officeooo:rsid="00386664" style:font-weight-asian="normal" style:font-weight-complex="normal"/>
    </style:style>
    <style:style style:name="T41" style:family="text">
      <style:text-properties fo:font-variant="normal" fo:text-transform="none" fo:color="#24292f" fo:letter-spacing="normal" fo:language="ru" fo:country="RU" fo:font-style="normal" fo:font-weight="normal" officeooo:rsid="0062cb68" style:font-weight-asian="normal" style:font-weight-complex="normal"/>
    </style:style>
    <style:style style:name="T42" style:family="text">
      <style:text-properties fo:font-variant="normal" fo:text-transform="none" fo:color="#24292f" fo:letter-spacing="normal" fo:language="ru" fo:country="RU" fo:font-style="normal" fo:font-weight="normal" officeooo:rsid="006ae7e9" style:font-weight-asian="normal" style:font-weight-complex="normal"/>
    </style:style>
    <style:style style:name="T43" style:family="text">
      <style:text-properties fo:font-variant="normal" fo:text-transform="none" fo:color="#24292f" fo:letter-spacing="normal" fo:language="ru" fo:country="RU" fo:font-style="normal" fo:font-weight="normal" officeooo:rsid="004a26d6"/>
    </style:style>
    <style:style style:name="T44" style:family="text">
      <style:text-properties fo:font-variant="normal" fo:text-transform="none" fo:color="#24292f" fo:letter-spacing="normal" fo:language="ru" fo:country="RU" fo:font-style="normal" fo:font-weight="normal" officeooo:rsid="001d1a23" style:font-weight-asian="bold" style:font-weight-complex="bold"/>
    </style:style>
    <style:style style:name="T45" style:family="text">
      <style:text-properties fo:font-variant="normal" fo:text-transform="none" fo:color="#24292f" fo:letter-spacing="normal" fo:language="ru" fo:country="RU" fo:font-style="normal" fo:font-weight="normal" officeooo:rsid="0060bca8" style:font-weight-asian="bold" style:font-weight-complex="bold"/>
    </style:style>
    <style:style style:name="T46" style:family="text">
      <style:text-properties fo:font-variant="normal" fo:text-transform="none" fo:color="#24292f" fo:letter-spacing="normal" fo:language="ru" fo:country="RU" fo:font-style="normal" fo:font-weight="normal" officeooo:rsid="00386664" style:font-weight-asian="bold" style:font-weight-complex="bold"/>
    </style:style>
    <style:style style:name="T47" style:family="text">
      <style:text-properties fo:font-variant="normal" fo:text-transform="none" fo:color="#24292f" fo:letter-spacing="normal" fo:language="ru" fo:country="RU" fo:font-style="normal" fo:font-weight="normal" officeooo:rsid="006ae7e9" style:font-weight-asian="bold" style:font-weight-complex="bold"/>
    </style:style>
    <style:style style:name="T48" style:family="text">
      <style:text-properties fo:font-variant="normal" fo:text-transform="none" fo:color="#24292f" fo:letter-spacing="normal" fo:language="ru" fo:country="RU" fo:font-style="normal" fo:font-weight="bold" officeooo:rsid="001d1a23" style:font-weight-asian="bold" style:font-weight-complex="bold"/>
    </style:style>
    <style:style style:name="T49" style:family="text">
      <style:text-properties fo:font-variant="normal" fo:text-transform="none" fo:color="#24292f" fo:letter-spacing="normal" fo:language="ru" fo:country="RU" fo:font-style="normal" fo:font-weight="bold" officeooo:rsid="00386664" style:font-weight-asian="bold" style:font-weight-complex="bold"/>
    </style:style>
    <style:style style:name="T50" style:family="text">
      <style:text-properties fo:font-variant="normal" fo:text-transform="none" fo:color="#24292f" fo:letter-spacing="normal" fo:language="en" fo:country="US" fo:font-style="normal" fo:font-weight="bold" officeooo:rsid="00204c61" style:font-weight-asian="bold" style:font-weight-complex="bold"/>
    </style:style>
    <style:style style:name="T51" style:family="text">
      <style:text-properties fo:font-variant="normal" fo:text-transform="none" fo:color="#24292f" style:font-name="Courier New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24292f" style:font-name="Courier New" fo:letter-spacing="normal" fo:font-style="normal" fo:font-weight="normal" officeooo:rsid="002748b4" loext:padding="0cm" loext:border="none"/>
    </style:style>
    <style:style style:name="T53" style:family="text">
      <style:text-properties fo:font-variant="normal" fo:text-transform="none" fo:color="#24292f" style:font-name="Courier New" fo:letter-spacing="normal" fo:font-style="normal" fo:font-weight="normal" officeooo:rsid="00386329" loext:padding="0cm" loext:border="none"/>
    </style:style>
    <style:style style:name="T54" style:family="text">
      <style:text-properties fo:font-variant="normal" fo:text-transform="none" fo:color="#24292f" style:font-name="Courier New" fo:letter-spacing="normal" fo:font-style="normal" fo:font-weight="normal" officeooo:rsid="0034d46e" loext:padding="0cm" loext:border="none"/>
    </style:style>
    <style:style style:name="T55" style:family="text">
      <style:text-properties fo:font-variant="normal" fo:text-transform="none" fo:color="#24292f" style:font-name="Courier New" fo:letter-spacing="normal" fo:font-style="normal" fo:font-weight="normal" officeooo:rsid="0032d805" loext:padding="0cm" loext:border="none"/>
    </style:style>
    <style:style style:name="T56" style:family="text">
      <style:text-properties fo:font-variant="normal" fo:text-transform="none" fo:color="#24292f" style:font-name="Courier New" fo:letter-spacing="normal" fo:font-style="normal" fo:font-weight="normal" officeooo:rsid="0023cc6c" loext:padding="0cm" loext:border="none"/>
    </style:style>
    <style:style style:name="T57" style:family="text">
      <style:text-properties fo:font-variant="normal" fo:text-transform="none" fo:color="#24292f" style:font-name="Courier New" fo:letter-spacing="normal" fo:font-style="normal" fo:font-weight="bold" style:font-weight-asian="bold" style:font-weight-complex="bold" loext:padding="0cm" loext:border="none"/>
    </style:style>
    <style:style style:name="T58" style:family="text">
      <style:text-properties fo:font-variant="normal" fo:text-transform="none" fo:color="#24292f" style:font-name="Courier New" fo:letter-spacing="normal" fo:font-style="normal" fo:font-weight="bold" officeooo:rsid="00214aaa" style:font-weight-asian="bold" style:font-weight-complex="bold" loext:padding="0cm" loext:border="none"/>
    </style:style>
    <style:style style:name="T59" style:family="text">
      <style:text-properties fo:font-variant="normal" fo:text-transform="none" fo:color="#24292f" style:font-name="Courier New" fo:letter-spacing="normal" fo:language="ru" fo:country="RU" fo:font-style="normal" fo:font-weight="normal" officeooo:rsid="0023cc6c" loext:padding="0cm" loext:border="none"/>
    </style:style>
    <style:style style:name="T60" style:family="text">
      <style:text-properties fo:font-variant="normal" fo:text-transform="none" fo:color="#24292f" style:font-name="Courier New" fo:letter-spacing="normal" fo:language="ru" fo:country="RU" fo:font-style="normal" fo:font-weight="normal" officeooo:rsid="0060bca8" loext:padding="0cm" loext:border="none"/>
    </style:style>
    <style:style style:name="T61" style:family="text">
      <style:text-properties fo:font-variant="normal" fo:text-transform="none" fo:color="#24292f" style:font-name="Courier New" fo:letter-spacing="normal" fo:language="ru" fo:country="RU" fo:font-style="normal" fo:font-weight="normal" officeooo:rsid="006ae7e9" loext:padding="0cm" loext:border="none"/>
    </style:style>
    <style:style style:name="T62" style:family="text">
      <style:text-properties fo:font-variant="normal" fo:text-transform="none" fo:color="#24292f" style:font-name="Courier New" fo:font-size="12pt" fo:letter-spacing="normal" fo:language="ru" fo:country="RU" fo:font-style="normal" fo:font-weight="bold" officeooo:rsid="001d1a23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24292f" style:font-name="Courier New" fo:font-size="12pt" fo:letter-spacing="normal" fo:language="ru" fo:country="RU" fo:font-style="normal" fo:font-weight="bold" officeooo:rsid="00504568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24292f" style:font-name="Courier New" fo:font-size="12pt" fo:letter-spacing="normal" fo:language="ru" fo:country="RU" fo:font-style="normal" fo:font-weight="bold" officeooo:rsid="005c9252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1b4568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504568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5c9252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24292f" style:font-name="Courier New" fo:font-size="12pt" fo:letter-spacing="normal" fo:language="ru" fo:country="RU" fo:font-style="normal" fo:font-weight="normal" officeooo:rsid="005e5bfa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24292f" style:font-name="Courier New" fo:font-size="12pt" fo:letter-spacing="normal" fo:language="en" fo:country="US" fo:font-style="normal" fo:font-weight="normal" officeooo:rsid="001b4568" style:font-size-asian="12pt" style:font-size-complex="12pt"/>
    </style:style>
    <style:style style:name="T70" style:family="text">
      <style:text-properties fo:font-variant="normal" fo:text-transform="none" fo:color="#24292f" style:font-name="Courier New" fo:font-size="12pt" fo:letter-spacing="normal" fo:language="en" fo:country="US" fo:font-style="normal" fo:font-weight="bold" officeooo:rsid="001b4568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24292f" style:font-name="Courier New" fo:font-size="12pt" fo:letter-spacing="normal" fo:font-style="normal" fo:font-weight="normal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24292f" style:font-name="Courier New" fo:font-size="12pt" fo:letter-spacing="normal" fo:font-style="normal" fo:font-weight="bold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0000ff" fo:letter-spacing="normal" fo:font-style="normal" fo:font-weight="bold" style:font-weight-asian="bold" style:font-weight-complex="bold"/>
    </style:style>
    <style:style style:name="T74" style:family="text">
      <style:text-properties fo:font-variant="normal" fo:text-transform="none" fo:color="#0000ff" fo:letter-spacing="normal" fo:font-style="normal" fo:font-weight="bold" officeooo:rsid="00204c61" style:font-weight-asian="bold" style:font-weight-complex="bold"/>
    </style:style>
    <style:style style:name="T75" style:family="text">
      <style:text-properties fo:font-variant="normal" fo:text-transform="none" fo:color="#0000ff" fo:letter-spacing="normal" fo:font-style="normal" fo:font-weight="bold" officeooo:rsid="00386664" style:font-weight-asian="bold" style:font-weight-complex="bold"/>
    </style:style>
    <style:style style:name="T76" style:family="text">
      <style:text-properties fo:font-variant="normal" fo:text-transform="none" fo:color="#0000ff" fo:letter-spacing="normal" fo:font-style="normal" fo:font-weight="bold" officeooo:rsid="0048207f" style:font-weight-asian="bold" style:font-weight-complex="bold"/>
    </style:style>
    <style:style style:name="T77" style:family="text">
      <style:text-properties fo:font-variant="normal" fo:text-transform="none" fo:color="#0000ff" fo:letter-spacing="normal" fo:font-style="normal" fo:font-weight="bold" officeooo:rsid="0060bca8" style:font-weight-asian="bold" style:font-weight-complex="bold"/>
    </style:style>
    <style:style style:name="T78" style:family="text">
      <style:text-properties fo:font-variant="normal" fo:text-transform="none" fo:color="#0000ff" fo:letter-spacing="normal" fo:font-style="normal" fo:font-weight="bold" officeooo:rsid="0062cb68" style:font-weight-asian="bold" style:font-weight-complex="bold"/>
    </style:style>
    <style:style style:name="T79" style:family="text">
      <style:text-properties fo:font-variant="normal" fo:text-transform="none" fo:color="#0000ff" fo:letter-spacing="normal" fo:font-style="normal" fo:font-weight="bold" officeooo:rsid="006ae7e9" style:font-weight-asian="bold" style:font-weight-complex="bold"/>
    </style:style>
    <style:style style:name="T80" style:family="text">
      <style:text-properties fo:font-variant="normal" fo:text-transform="none" fo:color="#0000ff" fo:letter-spacing="normal" fo:font-style="normal" fo:font-weight="bold" officeooo:rsid="0085d1c8" style:font-weight-asian="bold" style:font-weight-complex="bold"/>
    </style:style>
    <style:style style:name="T81" style:family="text">
      <style:text-properties fo:font-variant="normal" fo:text-transform="none" fo:color="#0000ff" fo:letter-spacing="normal" fo:language="ru" fo:country="RU" fo:font-style="normal" fo:font-weight="bold" officeooo:rsid="001d1a23" style:font-weight-asian="bold" style:font-weight-complex="bold"/>
    </style:style>
    <style:style style:name="T82" style:family="text">
      <style:text-properties fo:font-variant="normal" fo:text-transform="none" fo:color="#0000ff" fo:letter-spacing="normal" fo:language="en" fo:country="US" fo:font-style="normal" fo:font-weight="bold" officeooo:rsid="0085d1c8" style:font-weight-asian="bold" style:font-weight-complex="bold"/>
    </style:style>
    <style:style style:name="T83" style:family="text">
      <style:text-properties fo:font-variant="normal" fo:text-transform="none" fo:color="#0000ff" style:font-name="Courier New" fo:letter-spacing="normal" fo:font-style="normal" fo:font-weight="bold" style:font-weight-asian="bold" style:font-weight-complex="bold" loext:padding="0cm" loext:border="none"/>
    </style:style>
    <style:style style:name="T84" style:family="text">
      <style:text-properties fo:font-variant="normal" fo:text-transform="none" fo:color="#a52a2a" fo:letter-spacing="normal" fo:font-style="normal" fo:font-weight="bold" style:font-weight-asian="bold" style:font-weight-complex="bold"/>
    </style:style>
    <style:style style:name="T85" style:family="text">
      <style:text-properties fo:font-variant="normal" fo:text-transform="none" fo:color="#a52a2a" fo:letter-spacing="normal" fo:font-style="normal" fo:font-weight="bold" officeooo:rsid="002748b4" style:font-weight-asian="bold" style:font-weight-complex="bold"/>
    </style:style>
    <style:style style:name="T86" style:family="text">
      <style:text-properties fo:font-variant="normal" fo:text-transform="none" fo:color="#a52a2a" fo:letter-spacing="normal" fo:font-style="normal" fo:font-weight="bold" officeooo:rsid="002a5f4a" style:font-weight-asian="bold" style:font-weight-complex="bold"/>
    </style:style>
    <style:style style:name="T87" style:family="text">
      <style:text-properties fo:font-variant="normal" fo:text-transform="none" fo:color="#a52a2a" style:font-name="Courier New" fo:letter-spacing="normal" fo:font-style="normal" fo:font-weight="bold" officeooo:rsid="00214aaa" style:font-weight-asian="bold" style:font-weight-complex="bold" loext:padding="0cm" loext:border="none"/>
    </style:style>
    <style:style style:name="T88" style:family="text">
      <style:text-properties fo:font-variant="normal" fo:text-transform="none" fo:color="#a52a2a" style:font-name="Courier New" fo:letter-spacing="normal" fo:font-style="normal" fo:font-weight="bold" officeooo:rsid="00386329" style:font-weight-asian="bold" style:font-weight-complex="bold" loext:padding="0cm" loext:border="none"/>
    </style:style>
    <style:style style:name="T89" style:family="text">
      <style:text-properties fo:font-variant="normal" fo:text-transform="none" fo:color="#a52a2a" style:font-name="Courier New" fo:letter-spacing="normal" fo:font-style="normal" fo:font-weight="bold" officeooo:rsid="0034d46e" style:font-weight-asian="bold" style:font-weight-complex="bold" loext:padding="0cm" loext:border="none"/>
    </style:style>
    <style:style style:name="T90" style:family="text">
      <style:text-properties fo:font-variant="normal" fo:text-transform="none" fo:color="#a52a2a" style:font-name="Courier New" fo:letter-spacing="normal" fo:font-style="normal" fo:font-weight="bold" officeooo:rsid="0032d805" style:font-weight-asian="bold" style:font-weight-complex="bold" loext:padding="0cm" loext:border="none"/>
    </style:style>
    <style:style style:name="T91" style:family="text">
      <style:text-properties fo:font-variant="normal" fo:text-transform="none" fo:color="#a52a2a" style:font-name="Courier New" fo:letter-spacing="normal" fo:font-style="normal" fo:font-weight="bold" officeooo:rsid="0023cc6c" style:font-weight-asian="bold" style:font-weight-complex="bold" loext:padding="0cm" loext:border="none"/>
    </style:style>
    <style:style style:name="T92" style:family="text">
      <style:text-properties fo:font-variant="normal" fo:text-transform="none" fo:color="#a52a2a" style:font-name="Courier New" fo:letter-spacing="normal" fo:font-style="normal" fo:font-weight="bold" officeooo:rsid="00386664" style:font-weight-asian="bold" style:font-weight-complex="bold" loext:padding="0cm" loext:border="none"/>
    </style:style>
    <style:style style:name="T93" style:family="text">
      <style:text-properties fo:font-variant="normal" fo:text-transform="none" fo:color="#a52a2a" style:font-name="Courier New" fo:letter-spacing="normal" fo:language="ru" fo:country="RU" fo:font-style="normal" fo:font-weight="bold" officeooo:rsid="0023cc6c" style:font-weight-asian="bold" style:font-weight-complex="bold" loext:padding="0cm" loext:border="none"/>
    </style:style>
    <style:style style:name="T94" style:family="text">
      <style:text-properties fo:font-variant="normal" fo:text-transform="none" fo:color="#a52a2a" style:font-name="Courier New" fo:letter-spacing="normal" fo:language="ru" fo:country="RU" fo:font-style="normal" fo:font-weight="bold" officeooo:rsid="00386664" style:font-weight-asian="bold" style:font-weight-complex="bold" loext:padding="0cm" loext:border="none"/>
    </style:style>
    <style:style style:name="T95" style:family="text">
      <style:text-properties fo:font-variant="normal" fo:text-transform="none" fo:color="#2e8b57" fo:letter-spacing="normal" fo:font-style="normal" fo:font-weight="bold" style:font-weight-asian="bold" style:font-weight-complex="bold"/>
    </style:style>
    <style:style style:name="T96" style:family="text">
      <style:text-properties fo:font-variant="normal" fo:text-transform="none" fo:color="#2e8b57" fo:letter-spacing="normal" fo:font-style="normal" fo:font-weight="bold" officeooo:rsid="00204c61" style:font-weight-asian="bold" style:font-weight-complex="bold"/>
    </style:style>
    <style:style style:name="T97" style:family="text">
      <style:text-properties fo:font-variant="normal" fo:text-transform="none" fo:color="#2e8b57" fo:letter-spacing="normal" fo:font-style="normal" fo:font-weight="bold" officeooo:rsid="00386664" style:font-weight-asian="bold" style:font-weight-complex="bold"/>
    </style:style>
    <style:style style:name="T98" style:family="text">
      <style:text-properties fo:font-variant="normal" fo:text-transform="none" fo:color="#2e8b57" fo:letter-spacing="normal" fo:font-style="normal" fo:font-weight="bold" officeooo:rsid="0056db83" style:font-weight-asian="bold" style:font-weight-complex="bold"/>
    </style:style>
    <style:style style:name="T99" style:family="text">
      <style:text-properties fo:font-variant="normal" fo:text-transform="none" fo:color="#2e8b57" fo:letter-spacing="normal" fo:font-style="normal" fo:font-weight="bold" officeooo:rsid="0085d1c8" style:font-weight-asian="bold" style:font-weight-complex="bold"/>
    </style:style>
    <style:style style:name="T100" style:family="text">
      <style:text-properties fo:font-variant="normal" fo:text-transform="none" fo:color="#2e8b57" fo:letter-spacing="normal" fo:language="ru" fo:country="RU" fo:font-style="normal" fo:font-weight="bold" officeooo:rsid="00204c61" style:font-weight-asian="bold" style:font-weight-complex="bold"/>
    </style:style>
    <style:style style:name="T101" style:family="text">
      <style:text-properties fo:font-variant="normal" fo:text-transform="none" fo:color="#2e8b57" fo:letter-spacing="normal" fo:language="ru" fo:country="RU" fo:font-style="normal" fo:font-weight="bold" officeooo:rsid="00208969" style:font-weight-asian="bold" style:font-weight-complex="bold"/>
    </style:style>
    <style:style style:name="T102" style:family="text">
      <style:text-properties fo:font-variant="normal" fo:text-transform="none" fo:color="#2e8b57" fo:letter-spacing="normal" fo:language="ru" fo:country="RU" fo:font-style="normal" fo:font-weight="bold" officeooo:rsid="00283821" style:font-weight-asian="bold" style:font-weight-complex="bold"/>
    </style:style>
    <style:style style:name="T103" style:family="text">
      <style:text-properties fo:font-variant="normal" fo:text-transform="none" fo:color="#2e8b57" fo:letter-spacing="normal" fo:language="ru" fo:country="RU" fo:font-style="normal" fo:font-weight="bold" officeooo:rsid="00386664" style:font-weight-asian="bold" style:font-weight-complex="bold"/>
    </style:style>
    <style:style style:name="T104" style:family="text">
      <style:text-properties fo:font-variant="normal" fo:text-transform="none" fo:color="#2e8b57" fo:letter-spacing="normal" fo:language="ru" fo:country="RU" fo:font-style="normal" fo:font-weight="bold" officeooo:rsid="005f11d5" style:font-weight-asian="bold" style:font-weight-complex="bold"/>
    </style:style>
    <style:style style:name="T105" style:family="text">
      <style:text-properties fo:font-variant="normal" fo:text-transform="none" fo:color="#2e8b57" fo:letter-spacing="normal" fo:language="ru" fo:country="RU" fo:font-style="normal" fo:font-weight="bold" officeooo:rsid="001d1a23" style:font-weight-asian="bold" style:font-weight-complex="bold"/>
    </style:style>
    <style:style style:name="T106" style:family="text">
      <style:text-properties fo:font-variant="normal" fo:text-transform="none" fo:color="#2e8b57" fo:letter-spacing="normal" fo:language="ru" fo:country="RU" fo:font-style="normal" fo:font-weight="bold" officeooo:rsid="0061740f" style:font-weight-asian="bold" style:font-weight-complex="bold"/>
    </style:style>
    <style:style style:name="T107" style:family="text">
      <style:text-properties fo:font-variant="normal" fo:text-transform="none" fo:color="#2e8b57" fo:letter-spacing="normal" fo:language="ru" fo:country="RU" fo:font-style="normal" fo:font-weight="bold" officeooo:rsid="0062cb68" style:font-weight-asian="bold" style:font-weight-complex="bold"/>
    </style:style>
    <style:style style:name="T108" style:family="text">
      <style:text-properties fo:font-variant="normal" fo:text-transform="none" fo:color="#2e8b57" fo:letter-spacing="normal" fo:language="ru" fo:country="RU" fo:font-style="normal" fo:font-weight="bold" officeooo:rsid="006ae7e9" style:font-weight-asian="bold" style:font-weight-complex="bold"/>
    </style:style>
    <style:style style:name="T109" style:family="text">
      <style:text-properties fo:font-variant="normal" fo:text-transform="none" fo:color="#2e8b57" fo:letter-spacing="normal" fo:language="en" fo:country="US" fo:font-style="normal" fo:font-weight="bold" officeooo:rsid="001b4568" style:font-weight-asian="bold" style:font-weight-complex="bold"/>
    </style:style>
    <style:style style:name="T110" style:family="text">
      <style:text-properties fo:font-variant="normal" fo:text-transform="none" fo:color="#2e8b57" fo:letter-spacing="normal" fo:language="en" fo:country="US" fo:font-style="normal" fo:font-weight="bold" officeooo:rsid="00208969" style:font-weight-asian="bold" style:font-weight-complex="bold"/>
    </style:style>
    <style:style style:name="T111" style:family="text">
      <style:text-properties fo:font-variant="normal" fo:text-transform="none" fo:color="#2e8b57" style:font-name="Courier New" fo:letter-spacing="normal" fo:font-style="normal" fo:font-weight="bold" officeooo:rsid="002748b4" fo:background-color="#ffffff" loext:char-shading-value="0" style:font-weight-asian="bold" style:font-weight-complex="bold"/>
    </style:style>
    <style:style style:name="T112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T113" style:family="text">
      <style:text-properties fo:font-variant="normal" fo:text-transform="none" fo:color="#ff0000" fo:letter-spacing="normal" fo:font-style="normal" fo:font-weight="bold" officeooo:rsid="00204c61" style:font-weight-asian="bold" style:font-weight-complex="bold"/>
    </style:style>
    <style:style style:name="T114" style:family="text">
      <style:text-properties fo:font-variant="normal" fo:text-transform="none" fo:color="#ff0000" fo:letter-spacing="normal" fo:font-style="normal" fo:font-weight="bold" officeooo:rsid="00386664" style:font-weight-asian="bold" style:font-weight-complex="bold"/>
    </style:style>
    <style:style style:name="T115" style:family="text">
      <style:text-properties fo:font-variant="normal" fo:text-transform="none" fo:color="#ff0000" fo:letter-spacing="normal" fo:font-style="normal" fo:font-weight="bold" officeooo:rsid="0056db83" style:font-weight-asian="bold" style:font-weight-complex="bold"/>
    </style:style>
    <style:style style:name="T116" style:family="text">
      <style:text-properties fo:font-variant="normal" fo:text-transform="none" fo:color="#ff0000" fo:letter-spacing="normal" fo:font-style="normal" fo:font-weight="bold" officeooo:rsid="006ae7e9" style:font-weight-asian="bold" style:font-weight-complex="bold"/>
    </style:style>
    <style:style style:name="T117" style:family="text">
      <style:text-properties fo:font-variant="normal" fo:text-transform="none" fo:color="#ff0000" fo:letter-spacing="normal" fo:language="ru" fo:country="RU" fo:font-style="normal" fo:font-weight="bold" officeooo:rsid="00208969" style:font-weight-asian="bold" style:font-weight-complex="bold"/>
    </style:style>
    <style:style style:name="T118" style:family="text">
      <style:text-properties fo:font-variant="normal" fo:text-transform="none" fo:color="#ff0000" fo:letter-spacing="normal" fo:language="ru" fo:country="RU" fo:font-style="normal" fo:font-weight="bold" officeooo:rsid="00386664" style:font-weight-asian="bold" style:font-weight-complex="bold"/>
    </style:style>
    <style:style style:name="T119" style:family="text">
      <style:text-properties fo:font-variant="normal" fo:text-transform="none" fo:color="#ff0000" fo:letter-spacing="normal" fo:language="ru" fo:country="RU" fo:font-style="normal" fo:font-weight="bold" officeooo:rsid="0060bca8" style:font-weight-asian="bold" style:font-weight-complex="bold"/>
    </style:style>
    <style:style style:name="T120" style:family="text">
      <style:text-properties fo:font-variant="normal" fo:text-transform="none" fo:color="#ff0000" fo:letter-spacing="normal" fo:language="ru" fo:country="RU" fo:font-style="normal" fo:font-weight="bold" officeooo:rsid="0062cb68" style:font-weight-asian="bold" style:font-weight-complex="bold"/>
    </style:style>
    <style:style style:name="T121" style:family="text">
      <style:text-properties fo:font-variant="normal" fo:text-transform="none" fo:color="#ff0000" fo:letter-spacing="normal" fo:language="ru" fo:country="RU" fo:font-style="normal" fo:font-weight="bold" officeooo:rsid="006ae7e9" style:font-weight-asian="bold" style:font-weight-complex="bold"/>
    </style:style>
    <style:style style:name="T122" style:family="text">
      <style:text-properties fo:font-variant="normal" fo:text-transform="none" fo:color="#ff0000" fo:letter-spacing="normal" fo:language="en" fo:country="US" fo:font-style="normal" fo:font-weight="bold" officeooo:rsid="0085d1c8" style:font-weight-asian="bold" style:font-weight-complex="bold"/>
    </style:style>
    <style:style style:name="T123" style:family="text">
      <style:text-properties fo:font-variant="normal" fo:text-transform="none" fo:color="#ff0000" style:font-name="Courier New" fo:font-size="12pt" fo:letter-spacing="normal" fo:language="en" fo:country="US" fo:font-style="normal" fo:font-weight="bold" officeooo:rsid="0048207f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4d4d4c" fo:letter-spacing="normal" fo:font-style="normal" fo:font-weight="normal" officeooo:rsid="00204c61" style:font-weight-asian="bold" style:font-weight-complex="bold"/>
    </style:style>
    <style:style style:name="T125" style:family="text">
      <style:text-properties fo:font-variant="normal" fo:text-transform="none" fo:color="#4d4d4c" fo:letter-spacing="normal" fo:font-style="normal" fo:font-weight="bold" style:font-weight-asian="bold" style:font-weight-complex="bold"/>
    </style:style>
    <style:style style:name="T126" style:family="text">
      <style:text-properties fo:font-variant="normal" fo:text-transform="none" fo:color="#4d4d4c" fo:letter-spacing="normal" fo:font-style="normal" fo:font-weight="bold" officeooo:rsid="00204c61" style:font-weight-asian="bold" style:font-weight-complex="bold"/>
    </style:style>
    <style:style style:name="T127" style:family="text">
      <style:text-properties fo:font-variant="normal" fo:text-transform="none" fo:color="#4d4d4c" fo:letter-spacing="normal" fo:language="en" fo:country="US" fo:font-style="normal" fo:font-weight="normal" officeooo:rsid="00208969" style:font-weight-asian="bold" style:font-weight-complex="bold"/>
    </style:style>
    <style:style style:name="T128" style:family="text">
      <style:text-properties fo:font-variant="normal" fo:text-transform="none" fo:color="#4d4d4c" fo:letter-spacing="normal" fo:language="en" fo:country="US" fo:font-style="normal" fo:font-weight="normal" officeooo:rsid="004e7f31" style:font-weight-asian="bold" style:font-weight-complex="bold"/>
    </style:style>
    <style:style style:name="T129" style:family="text">
      <style:text-properties fo:font-variant="normal" fo:text-transform="none" fo:color="#4d4d4c" fo:letter-spacing="normal" fo:language="en" fo:country="US" fo:font-style="normal" fo:font-weight="normal" officeooo:rsid="0085d1c8" style:font-weight-asian="bold" style:font-weight-complex="bold"/>
    </style:style>
    <style:style style:name="T130" style:family="text">
      <style:text-properties fo:font-variant="normal" fo:text-transform="none" fo:color="#4d4d4c" fo:letter-spacing="normal" fo:language="en" fo:country="US" fo:font-style="normal" fo:font-weight="normal" officeooo:rsid="0087f4c7" style:font-weight-asian="bold" style:font-weight-complex="bold"/>
    </style:style>
    <style:style style:name="T131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32" style:family="text">
      <style:text-properties fo:font-variant="normal" fo:text-transform="none" fo:color="#000000" fo:letter-spacing="normal" fo:font-style="normal" fo:font-weight="normal" officeooo:rsid="00204c61" style:font-weight-asian="normal" style:font-weight-complex="normal"/>
    </style:style>
    <style:style style:name="T133" style:family="text">
      <style:text-properties fo:font-variant="normal" fo:text-transform="none" fo:color="#000000" fo:letter-spacing="normal" fo:font-style="normal" fo:font-weight="normal" officeooo:rsid="002748b4" style:font-weight-asian="normal" style:font-weight-complex="normal"/>
    </style:style>
    <style:style style:name="T134" style:family="text">
      <style:text-properties fo:font-variant="normal" fo:text-transform="none" fo:color="#000000" fo:letter-spacing="normal" fo:font-style="normal" fo:font-weight="normal" officeooo:rsid="00386664" style:font-weight-asian="normal" style:font-weight-complex="normal"/>
    </style:style>
    <style:style style:name="T135" style:family="text">
      <style:text-properties fo:font-variant="normal" fo:text-transform="none" fo:color="#000000" fo:letter-spacing="normal" fo:language="en" fo:country="US" fo:font-style="normal" fo:font-weight="normal" officeooo:rsid="00208969" style:font-weight-asian="normal" style:font-weight-complex="normal"/>
    </style:style>
    <style:style style:name="T136" style:family="text">
      <style:text-properties fo:font-variant="normal" fo:text-transform="none" fo:color="#000000" fo:letter-spacing="normal" fo:language="en" fo:country="US" fo:font-style="normal" fo:font-weight="normal" officeooo:rsid="004e7f31" style:font-weight-asian="normal" style:font-weight-complex="normal"/>
    </style:style>
    <style:style style:name="T137" style:family="text">
      <style:text-properties fo:font-variant="normal" fo:text-transform="none" fo:color="#000000" fo:letter-spacing="normal" fo:language="ru" fo:country="RU" fo:font-style="normal" fo:font-weight="bold" officeooo:rsid="00208969" style:font-weight-asian="bold" style:font-weight-complex="bold"/>
    </style:style>
    <style:style style:name="T138" style:family="text">
      <style:text-properties fo:font-variant="normal" fo:text-transform="none" fo:color="#000000" fo:letter-spacing="normal" fo:language="ru" fo:country="RU" fo:font-style="normal" fo:font-weight="bold" officeooo:rsid="00386664" style:font-weight-asian="bold" style:font-weight-complex="bold"/>
    </style:style>
    <style:style style:name="T139" style:family="text">
      <style:text-properties fo:font-variant="normal" fo:text-transform="none" fo:color="#000000" fo:letter-spacing="normal" fo:language="ru" fo:country="RU" fo:font-style="normal" fo:font-weight="normal" officeooo:rsid="00386664" style:font-weight-asian="normal" style:font-weight-complex="normal"/>
    </style:style>
    <style:style style:name="T140" style:family="text">
      <style:text-properties fo:font-variant="normal" fo:text-transform="none" fo:color="#000000" fo:letter-spacing="normal" fo:language="ru" fo:country="RU" fo:font-style="normal" fo:font-weight="normal" officeooo:rsid="002748b4" style:font-weight-asian="normal" style:font-weight-complex="normal"/>
    </style:style>
    <style:style style:name="T141" style:family="text">
      <style:text-properties fo:font-variant="normal" fo:text-transform="none" fo:color="#000000" fo:letter-spacing="normal" fo:language="ru" fo:country="RU" fo:font-style="normal" fo:font-weight="normal" officeooo:rsid="001d1a23" style:font-weight-asian="normal" style:font-weight-complex="normal"/>
    </style:style>
    <style:style style:name="T142" style:family="text">
      <style:text-properties fo:font-variant="normal" fo:text-transform="none" fo:color="#000000" fo:letter-spacing="normal" fo:language="ru" fo:country="RU" fo:font-style="normal" fo:font-weight="normal" officeooo:rsid="0062cb68" style:font-weight-asian="normal" style:font-weight-complex="normal"/>
    </style:style>
    <style:style style:name="T143" style:family="text">
      <style:text-properties fo:font-variant="normal" fo:text-transform="none" fo:color="#000000" style:font-name="Courier New" fo:letter-spacing="normal" fo:font-style="normal" fo:font-weight="normal" officeooo:rsid="00386329" style:font-weight-asian="normal" style:font-weight-complex="normal" loext:padding="0cm" loext:border="none"/>
    </style:style>
    <style:style style:name="T144" style:family="text">
      <style:text-properties fo:font-variant="normal" fo:text-transform="none" fo:color="#000000" style:font-name="Courier New" fo:letter-spacing="normal" fo:font-style="normal" fo:font-weight="normal" officeooo:rsid="00214aaa" style:font-weight-asian="normal" style:font-weight-complex="normal" loext:padding="0cm" loext:border="none"/>
    </style:style>
    <style:style style:name="T145" style:family="text">
      <style:text-properties fo:font-variant="normal" fo:text-transform="none" fo:color="#000000" style:font-name="Courier New" fo:letter-spacing="normal" fo:font-style="normal" fo:font-weight="normal" officeooo:rsid="0034d46e" style:font-weight-asian="normal" style:font-weight-complex="normal" loext:padding="0cm" loext:border="none"/>
    </style:style>
    <style:style style:name="T146" style:family="text">
      <style:text-properties fo:font-variant="normal" fo:text-transform="none" fo:color="#000000" style:font-name="Courier New" fo:letter-spacing="normal" fo:font-style="normal" fo:font-weight="normal" officeooo:rsid="0032d805" style:font-weight-asian="normal" style:font-weight-complex="normal" loext:padding="0cm" loext:border="none"/>
    </style:style>
    <style:style style:name="T147" style:family="text">
      <style:text-properties fo:font-variant="normal" fo:text-transform="none" fo:color="#000000" style:font-name="Courier New" fo:letter-spacing="normal" fo:font-style="normal" fo:font-weight="normal" officeooo:rsid="0023cc6c" style:font-weight-asian="normal" style:font-weight-complex="normal" loext:padding="0cm" loext:border="none"/>
    </style:style>
    <style:style style:name="T148" style:family="text">
      <style:text-properties fo:font-variant="normal" fo:text-transform="none" fo:color="#000000" style:font-name="Courier New" fo:letter-spacing="normal" fo:language="ru" fo:country="RU" fo:font-style="normal" fo:font-weight="normal" officeooo:rsid="0023cc6c" style:font-weight-asian="normal" style:font-weight-complex="normal" loext:padding="0cm" loext:border="none"/>
    </style:style>
    <style:style style:name="T149" style:family="text">
      <style:text-properties fo:font-variant="normal" fo:text-transform="none" fo:color="#000000" style:font-name="Courier New" fo:letter-spacing="normal" fo:language="ru" fo:country="RU" fo:font-style="normal" fo:font-weight="normal" officeooo:rsid="00386664" style:font-weight-asian="normal" style:font-weight-complex="normal" loext:padding="0cm" loext:border="none"/>
    </style:style>
    <style:style style:name="T150" style:family="text">
      <style:text-properties fo:font-variant="normal" fo:text-transform="none" fo:color="#000000" style:font-name="Courier New" fo:font-size="12pt" fo:letter-spacing="normal" fo:font-style="normal" fo:font-weight="normal" fo:background-color="#ffffff" loext:char-shading-value="0" style:font-size-asian="12pt" style:font-size-complex="12pt"/>
    </style:style>
    <style:style style:name="T151" style:family="text">
      <style:text-properties fo:font-variant="normal" fo:text-transform="none" style:font-name="Courier New" fo:letter-spacing="normal" fo:font-style="normal" fo:font-weight="normal" loext:padding="0cm" loext:border="none"/>
    </style:style>
    <style:style style:name="T152" style:family="text">
      <style:text-properties fo:font-variant="normal" fo:text-transform="none" style:font-name="Courier New" fo:letter-spacing="normal" fo:font-style="normal" fo:font-weight="normal" officeooo:rsid="00386329" loext:padding="0cm" loext:border="none"/>
    </style:style>
    <style:style style:name="T153" style:family="text">
      <style:text-properties fo:font-variant="normal" fo:text-transform="none" style:font-name="Courier New" fo:letter-spacing="normal" fo:font-style="normal" fo:font-weight="normal" officeooo:rsid="0034d46e" loext:padding="0cm" loext:border="none"/>
    </style:style>
    <style:style style:name="T154" style:family="text">
      <style:text-properties fo:font-variant="normal" fo:text-transform="none" style:font-name="Courier New" fo:letter-spacing="normal" fo:font-style="normal" fo:font-weight="normal" officeooo:rsid="0032d805" loext:padding="0cm" loext:border="none"/>
    </style:style>
    <style:style style:name="T155" style:family="text">
      <style:text-properties fo:font-variant="normal" fo:text-transform="none" style:font-name="Courier New" fo:letter-spacing="normal" fo:font-style="normal" fo:font-weight="normal" officeooo:rsid="0023cc6c" loext:padding="0cm" loext:border="none"/>
    </style:style>
    <style:style style:name="T156" style:family="text">
      <style:text-properties fo:font-variant="normal" fo:text-transform="none" style:font-name="Courier New" fo:letter-spacing="normal" fo:font-style="normal" fo:font-weight="bold" style:font-weight-asian="bold" style:font-weight-complex="bold" loext:padding="0cm" loext:border="none"/>
    </style:style>
    <style:style style:name="T157" style:family="text">
      <style:text-properties fo:font-variant="normal" fo:text-transform="none" style:font-name="Courier New" fo:letter-spacing="normal" fo:font-style="normal" fo:font-weight="bold" officeooo:rsid="00214aaa" style:font-weight-asian="bold" style:font-weight-complex="bold" loext:padding="0cm" loext:border="none"/>
    </style:style>
    <style:style style:name="T158" style:family="text">
      <style:text-properties fo:font-variant="normal" fo:text-transform="none" style:font-name="Courier New" fo:letter-spacing="normal" fo:language="ru" fo:country="RU" fo:font-style="normal" fo:font-weight="normal" officeooo:rsid="0023cc6c" loext:padding="0cm" loext:border="none"/>
    </style:style>
    <style:style style:name="T159" style:family="text">
      <style:text-properties fo:font-variant="normal" fo:text-transform="none" style:font-name="Courier New" fo:letter-spacing="normal" fo:language="ru" fo:country="RU" fo:font-style="normal" fo:font-weight="normal" officeooo:rsid="00386329" loext:padding="0cm" loext:border="none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officeooo:rsid="001d1a23" style:font-weight-asian="bold" style:font-weight-complex="bold"/>
    </style:style>
    <style:style style:name="T162" style:family="text">
      <style:text-properties fo:font-weight="bold" officeooo:rsid="007e8563" style:font-weight-asian="bold" style:font-weight-complex="bold"/>
    </style:style>
    <style:style style:name="T163" style:family="text">
      <style:text-properties fo:font-weight="bold" officeooo:rsid="006469dd" style:font-style-asian="normal" style:font-weight-asian="bold" style:font-style-complex="normal" style:font-weight-complex="bold"/>
    </style:style>
    <style:style style:name="T164" style:family="text">
      <style:text-properties fo:font-weight="bold" officeooo:rsid="00685059" style:font-style-asian="normal" style:font-weight-asian="bold" style:font-style-complex="normal" style:font-weight-complex="bold"/>
    </style:style>
    <style:style style:name="T165" style:family="text">
      <style:text-properties fo:language="en" fo:country="US"/>
    </style:style>
    <style:style style:name="T166" style:family="text">
      <style:text-properties fo:language="en" fo:country="US" officeooo:rsid="002b00e0"/>
    </style:style>
    <style:style style:name="T167" style:family="text">
      <style:text-properties fo:language="en" fo:country="US" officeooo:rsid="002c93fb"/>
    </style:style>
    <style:style style:name="T168" style:family="text">
      <style:text-properties fo:language="en" fo:country="US" fo:font-weight="bold" style:font-weight-asian="bold" style:font-weight-complex="bold"/>
    </style:style>
    <style:style style:name="T169" style:family="text">
      <style:text-properties fo:language="en" fo:country="US" fo:font-weight="bold" officeooo:rsid="002c93fb" style:font-weight-asian="bold" style:font-weight-complex="bold"/>
    </style:style>
    <style:style style:name="T170" style:family="text">
      <style:text-properties fo:language="en" fo:country="US" fo:font-weight="bold" officeooo:rsid="00386329" style:font-weight-asian="bold" style:font-weight-complex="bold"/>
    </style:style>
    <style:style style:name="T171" style:family="text">
      <style:text-properties fo:language="en" fo:country="US" officeooo:rsid="0037b754"/>
    </style:style>
    <style:style style:name="T172" style:family="text">
      <style:text-properties fo:language="en" fo:country="US" officeooo:rsid="00386329"/>
    </style:style>
    <style:style style:name="T173" style:family="text">
      <style:text-properties fo:language="en" fo:country="US" officeooo:rsid="003bf71e"/>
    </style:style>
    <style:style style:name="T174" style:family="text">
      <style:text-properties fo:language="en" fo:country="US" officeooo:rsid="003ecc80"/>
    </style:style>
    <style:style style:name="T175" style:family="text">
      <style:text-properties fo:language="en" fo:country="US" officeooo:rsid="0056db83"/>
    </style:style>
    <style:style style:name="T176" style:family="text">
      <style:text-properties fo:language="en" fo:country="US" fo:font-weight="normal" officeooo:rsid="0066f3a3" style:font-style-asian="normal" style:font-weight-asian="normal" style:font-style-complex="normal" style:font-weight-complex="normal"/>
    </style:style>
    <style:style style:name="T177" style:family="text">
      <style:text-properties fo:language="en" fo:country="US" fo:font-weight="normal" officeooo:rsid="006eb7a2" style:font-style-asian="normal" style:font-weight-asian="normal" style:font-style-complex="normal" style:font-weight-complex="normal"/>
    </style:style>
    <style:style style:name="T178" style:family="text">
      <style:text-properties fo:language="en" fo:country="US" fo:font-weight="normal" officeooo:rsid="006fb745" style:font-style-asian="normal" style:font-weight-asian="normal" style:font-style-complex="normal" style:font-weight-complex="normal"/>
    </style:style>
    <style:style style:name="T179" style:family="text">
      <style:text-properties fo:language="en" fo:country="US" fo:font-weight="normal" style:font-weight-asian="bold" style:font-weight-complex="bold"/>
    </style:style>
    <style:style style:name="T180" style:family="text">
      <style:text-properties fo:language="en" fo:country="US" officeooo:rsid="007a696c"/>
    </style:style>
    <style:style style:name="T181" style:family="text">
      <style:text-properties officeooo:rsid="001f111f"/>
    </style:style>
    <style:style style:name="T182" style:family="text">
      <style:text-properties officeooo:rsid="00217ec5"/>
    </style:style>
    <style:style style:name="T183" style:family="text">
      <style:text-properties officeooo:rsid="00256f36"/>
    </style:style>
    <style:style style:name="T184" style:family="text">
      <style:text-properties officeooo:rsid="0027128f"/>
    </style:style>
    <style:style style:name="T185" style:family="text">
      <style:text-properties officeooo:rsid="002c93fb"/>
    </style:style>
    <style:style style:name="T186" style:family="text">
      <style:text-properties officeooo:rsid="0032504d"/>
    </style:style>
    <style:style style:name="T187" style:family="text">
      <style:text-properties officeooo:rsid="0034d46e"/>
    </style:style>
    <style:style style:name="T188" style:family="text">
      <style:text-properties officeooo:rsid="00358a9b"/>
    </style:style>
    <style:style style:name="T189" style:family="text">
      <style:text-properties officeooo:rsid="00368c19"/>
    </style:style>
    <style:style style:name="T190" style:family="text">
      <style:text-properties fo:font-weight="normal"/>
    </style:style>
    <style:style style:name="T191" style:family="text">
      <style:text-properties fo:font-weight="normal" style:font-weight-asian="normal" style:font-weight-complex="normal"/>
    </style:style>
    <style:style style:name="T192" style:family="text">
      <style:text-properties fo:font-weight="normal" officeooo:rsid="00305ea8" style:font-weight-asian="normal" style:font-weight-complex="normal"/>
    </style:style>
    <style:style style:name="T193" style:family="text">
      <style:text-properties fo:font-weight="normal" officeooo:rsid="001b4568" style:font-weight-asian="normal" style:font-weight-complex="normal"/>
    </style:style>
    <style:style style:name="T194" style:family="text">
      <style:text-properties fo:font-weight="normal" officeooo:rsid="006ae7e9" style:font-weight-asian="normal" style:font-weight-complex="normal"/>
    </style:style>
    <style:style style:name="T195" style:family="text">
      <style:text-properties fo:font-weight="normal" officeooo:rsid="006469dd" style:font-style-asian="normal" style:font-weight-asian="normal" style:font-style-complex="normal" style:font-weight-complex="normal"/>
    </style:style>
    <style:style style:name="T196" style:family="text">
      <style:text-properties fo:font-weight="normal" officeooo:rsid="0066f3a3" style:font-style-asian="normal" style:font-weight-asian="normal" style:font-style-complex="normal" style:font-weight-complex="normal"/>
    </style:style>
    <style:style style:name="T197" style:family="text">
      <style:text-properties fo:font-weight="normal" officeooo:rsid="006dc1c8" style:font-style-asian="normal" style:font-weight-asian="normal" style:font-style-complex="normal" style:font-weight-complex="normal"/>
    </style:style>
    <style:style style:name="T198" style:family="text">
      <style:text-properties fo:font-weight="normal" officeooo:rsid="006eb7a2" style:font-style-asian="normal" style:font-weight-asian="normal" style:font-style-complex="normal" style:font-weight-complex="normal"/>
    </style:style>
    <style:style style:name="T199" style:family="text">
      <style:text-properties fo:font-weight="normal" officeooo:rsid="006fb745" style:font-style-asian="normal" style:font-weight-asian="normal" style:font-style-complex="normal" style:font-weight-complex="normal"/>
    </style:style>
    <style:style style:name="T200" style:family="text">
      <style:text-properties fo:font-weight="normal" officeooo:rsid="0073104e" style:font-style-asian="normal" style:font-weight-asian="normal" style:font-style-complex="normal" style:font-weight-complex="normal"/>
    </style:style>
    <style:style style:name="T201" style:family="text">
      <style:text-properties style:font-name="Courier New" fo:font-size="12pt" fo:language="ru" fo:country="RU" officeooo:rsid="00504568" style:font-size-asian="12pt" style:font-size-complex="12pt"/>
    </style:style>
    <style:style style:name="T202" style:family="text">
      <style:text-properties style:font-name="Courier New" fo:font-size="12pt" fo:language="ru" fo:country="RU" officeooo:rsid="005a986c" style:font-size-asian="12pt" style:font-size-complex="12pt"/>
    </style:style>
    <style:style style:name="T203" style:family="text">
      <style:text-properties style:font-name="Courier New" fo:font-size="12pt" fo:language="ru" fo:country="RU" officeooo:rsid="005c9252" style:font-size-asian="12pt" style:font-size-complex="12pt"/>
    </style:style>
    <style:style style:name="T204" style:family="text">
      <style:text-properties style:font-name="Courier New" fo:font-size="12pt" fo:language="ru" fo:country="RU" fo:font-weight="normal" officeooo:rsid="005a986c" style:font-size-asian="12pt" style:font-weight-asian="normal" style:font-size-complex="12pt" style:font-weight-complex="normal"/>
    </style:style>
    <style:style style:name="T205" style:family="text">
      <style:text-properties style:font-name="Courier New" style:font-weight-asian="bold" style:font-weight-complex="bold" loext:padding="0cm" loext:border="none"/>
    </style:style>
    <style:style style:name="T206" style:family="text">
      <style:text-properties style:font-name="Courier New" officeooo:rsid="002748b4" style:font-weight-asian="bold" style:font-weight-complex="bold" loext:padding="0cm" loext:border="none"/>
    </style:style>
    <style:style style:name="T207" style:family="text">
      <style:text-properties style:font-name="Courier New" fo:font-weight="bold" style:font-weight-asian="bold" style:font-weight-complex="bold" loext:padding="0cm" loext:border="none"/>
    </style:style>
    <style:style style:name="T208" style:family="text">
      <style:text-properties officeooo:rsid="0036da4d"/>
    </style:style>
    <style:style style:name="T209" style:family="text">
      <style:text-properties officeooo:rsid="0037b754"/>
    </style:style>
    <style:style style:name="T210" style:family="text">
      <style:text-properties officeooo:rsid="00386329"/>
    </style:style>
    <style:style style:name="T211" style:family="text">
      <style:text-properties fo:color="#0000ff"/>
    </style:style>
    <style:style style:name="T212" style:family="text">
      <style:text-properties fo:color="#0000ff" fo:font-weight="normal" style:font-weight-asian="normal" style:font-weight-complex="normal"/>
    </style:style>
    <style:style style:name="T213" style:family="text">
      <style:text-properties fo:color="#0000ff" fo:font-weight="bold" style:font-weight-asian="bold" style:font-weight-complex="bold"/>
    </style:style>
    <style:style style:name="T214" style:family="text">
      <style:text-properties fo:color="#0000ff" style:font-name="Courier New" fo:font-weight="bold" style:font-weight-asian="bold" style:font-weight-complex="bold" loext:padding="0cm" loext:border="none"/>
    </style:style>
    <style:style style:name="T215" style:family="text">
      <style:text-properties fo:color="#2e8b57" fo:language="ru" fo:country="RU" officeooo:rsid="00386664"/>
    </style:style>
    <style:style style:name="T216" style:family="text">
      <style:text-properties fo:color="#2e8b57" fo:language="ru" fo:country="RU" officeooo:rsid="005f11d5"/>
    </style:style>
    <style:style style:name="T217" style:family="text">
      <style:text-properties fo:color="#2e8b57" fo:language="ru" fo:country="RU" officeooo:rsid="006ae7e9"/>
    </style:style>
    <style:style style:name="T218" style:family="text">
      <style:text-properties fo:color="#2e8b57" fo:language="ru" fo:country="RU" fo:font-weight="bold" officeooo:rsid="006ae7e9" style:font-weight-asian="bold" style:font-weight-complex="bold"/>
    </style:style>
    <style:style style:name="T219" style:family="text">
      <style:text-properties fo:color="#2e8b57" officeooo:rsid="00386664"/>
    </style:style>
    <style:style style:name="T220" style:family="text">
      <style:text-properties fo:color="#2e8b57" fo:font-weight="bold" officeooo:rsid="005f11d5" style:font-weight-asian="bold" style:font-weight-complex="bold"/>
    </style:style>
    <style:style style:name="T221" style:family="text">
      <style:text-properties fo:color="#2e8b57" officeooo:rsid="0085d1c8"/>
    </style:style>
    <style:style style:name="T222" style:family="text">
      <style:text-properties fo:color="#4d4d4c" fo:font-weight="bold" style:font-weight-asian="bold" style:font-weight-complex="bold"/>
    </style:style>
    <style:style style:name="T223" style:family="text">
      <style:text-properties fo:color="#4d4d4c" officeooo:rsid="00204c61"/>
    </style:style>
    <style:style style:name="T224" style:family="text">
      <style:text-properties fo:color="#4d4d4c" fo:font-weight="normal" officeooo:rsid="00204c61"/>
    </style:style>
    <style:style style:name="T225" style:family="text">
      <style:text-properties fo:color="#000000" fo:font-weight="normal" style:font-weight-asian="normal" style:font-weight-complex="normal"/>
    </style:style>
    <style:style style:name="T226" style:family="text">
      <style:text-properties fo:color="#000000" fo:font-weight="normal" officeooo:rsid="0062cb68" style:font-weight-asian="normal" style:font-weight-complex="normal"/>
    </style:style>
    <style:style style:name="T227" style:family="text">
      <style:text-properties fo:color="#000000" fo:font-weight="normal" officeooo:rsid="00386664" style:font-weight-asian="normal" style:font-weight-complex="normal"/>
    </style:style>
    <style:style style:name="T228" style:family="text">
      <style:text-properties fo:color="#000000" fo:font-weight="normal" officeooo:rsid="00204c61" style:font-weight-asian="normal" style:font-weight-complex="normal"/>
    </style:style>
    <style:style style:name="T229" style:family="text">
      <style:text-properties fo:color="#000000" fo:font-weight="normal" officeooo:rsid="0085d1c8" style:font-weight-asian="normal" style:font-weight-complex="normal"/>
    </style:style>
    <style:style style:name="T230" style:family="text">
      <style:text-properties fo:color="#000000" fo:language="ru" fo:country="RU" fo:font-weight="normal" officeooo:rsid="0062cb68" style:font-weight-asian="normal" style:font-weight-complex="normal"/>
    </style:style>
    <style:style style:name="T231" style:family="text">
      <style:text-properties fo:color="#000000" officeooo:rsid="0085d1c8"/>
    </style:style>
    <style:style style:name="T232" style:family="text">
      <style:text-properties fo:color="#ff0000"/>
    </style:style>
    <style:style style:name="T233" style:family="text">
      <style:text-properties fo:color="#ff0000" officeooo:rsid="0056db83"/>
    </style:style>
    <style:style style:name="T234" style:family="text">
      <style:text-properties fo:color="#ff0000" fo:language="en" fo:country="US" fo:font-weight="bold" officeooo:rsid="0056db83" style:font-weight-asian="bold" style:font-weight-complex="bold"/>
    </style:style>
    <style:style style:name="T235" style:family="text">
      <style:text-properties fo:color="#ff0000" officeooo:rsid="00204c61"/>
    </style:style>
    <style:style style:name="T236" style:family="text">
      <style:text-properties fo:color="#ff0000" fo:font-weight="normal" officeooo:rsid="0085d1c8"/>
    </style:style>
    <style:style style:name="T237" style:family="text">
      <style:text-properties fo:color="#ff0000" officeooo:rsid="0085d1c8"/>
    </style:style>
    <style:style style:name="T238" style:family="text">
      <style:text-properties officeooo:rsid="003ecc80"/>
    </style:style>
    <style:style style:name="T239" style:family="text">
      <style:text-properties officeooo:rsid="0041f38b"/>
    </style:style>
    <style:style style:name="T240" style:family="text">
      <style:text-properties officeooo:rsid="00504568"/>
    </style:style>
    <style:style style:name="T241" style:family="text">
      <style:text-properties officeooo:rsid="0053c4bd"/>
    </style:style>
    <style:style style:name="T242" style:family="text">
      <style:text-properties officeooo:rsid="0053caf3"/>
    </style:style>
    <style:style style:name="T243" style:family="text">
      <style:text-properties officeooo:rsid="0056db83"/>
    </style:style>
    <style:style style:name="T244" style:family="text">
      <style:text-properties officeooo:rsid="0060bca8"/>
    </style:style>
    <style:style style:name="T245" style:family="text">
      <style:text-properties officeooo:rsid="001b4568"/>
    </style:style>
    <style:style style:name="T246" style:family="text">
      <style:text-properties officeooo:rsid="006263fa"/>
    </style:style>
    <style:style style:name="T247" style:family="text">
      <style:text-properties officeooo:rsid="006a05d2"/>
    </style:style>
    <style:style style:name="T248" style:family="text">
      <style:text-properties officeooo:rsid="0077d491"/>
    </style:style>
    <style:style style:name="T249" style:family="text">
      <style:text-properties officeooo:rsid="007a696c"/>
    </style:style>
    <style:style style:name="T250" style:family="text">
      <style:text-properties officeooo:rsid="007e8563"/>
    </style:style>
    <style:style style:name="T251" style:family="text">
      <style:text-properties officeooo:rsid="0081978f"/>
    </style:style>
    <style:style style:name="T252" style:family="text">
      <style:text-properties officeooo:rsid="00822765"/>
    </style:style>
    <style:style style:name="T253" style:family="text">
      <style:text-properties fo:color="#a52a2a" fo:font-weight="bold" style:font-weight-asian="bold" style:font-weight-complex="bold"/>
    </style:style>
    <style:style style:name="T254" style:family="text">
      <style:text-properties fo:color="#a52a2a" fo:font-weight="bold" officeooo:rsid="002a5f4a" style:font-weight-asian="bold" style:font-weight-complex="bold"/>
    </style:style>
    <style:style style:name="T255" style:family="text">
      <style:text-properties fo:color="#a52a2a" fo:font-weight="bold" officeooo:rsid="002748b4" style:font-weight-asian="bold" style:font-weight-complex="bold"/>
    </style:style>
    <style:style style:name="T256" style:family="text">
      <style:text-properties fo:color="#a52a2a" style:font-name="Courier New" fo:font-weight="bold" officeooo:rsid="00386664" style:font-weight-asian="bold" style:font-weight-complex="bold" loext:padding="0cm" loext:border="none"/>
    </style:style>
    <style:style style:name="T257" style:family="text">
      <style:text-properties fo:color="#a52a2a" style:font-name="Courier New" fo:font-weight="bold" officeooo:rsid="00214aaa" style:font-weight-asian="bold" style:font-weight-complex="bold" loext:padding="0cm" loext:border="none"/>
    </style:style>
    <style:style style:name="T258" style:family="text">
      <style:text-properties fo:color="#a52a2a" style:font-name="Courier New" fo:font-weight="bold" officeooo:rsid="00865c86" style:font-weight-asian="bold" style:font-weight-complex="bold" loext:padding="0cm" loext:border="none"/>
    </style:style>
    <style:style style:name="T259" style:family="text">
      <style:text-properties fo:color="#a52a2a" style:font-name="Courier New" fo:language="ru" fo:country="RU" fo:font-weight="bold" officeooo:rsid="0023cc6c" style:font-weight-asian="bold" style:font-weight-complex="bold" loext:padding="0cm" loext:border="none"/>
    </style:style>
    <style:style style:name="T260" style:family="text">
      <style:text-properties officeooo:rsid="00895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одирование типов данных</text:p>
      <text:p text:style-name="P1"><text:span text:style-name="T1">1С:Предприятие 8 в </text:span>Protobuf</text:p>
      <text:p text:style-name="P28"/>
      <text:p text:style-name="P28"/>
      <text:p text:style-name="P24">0. <text:span text:style-name="T188">С</text:span><text:span text:style-name="T8">труктура</text:span><text:span text:style-name="T1"> пакетов </text:span><text:span text:style-name="T184">protobuf</text:span><text:span text:style-name="T1">.</text:span></text:p>
      <text:p text:style-name="P32"/>
      <text:p text:style-name="P19"><text:span text:style-name="T9">Для каждой и</text:span><text:span text:style-name="T1">нформационн</text:span><text:span text:style-name="T9">ой</text:span><text:span text:style-name="T1"> баз</text:span><text:span text:style-name="T9">ы</text:span><text:span text:style-name="T1"> 1С </text:span><text:span text:style-name="T9">должен </text:span><text:span text:style-name="T13">создаваться</text:span><text:span text:style-name="T1"> </text:span><text:span text:style-name="T9">соответствующий набор пакетов</text:span><text:span text:style-name="T10"> </text:span><text:span text:style-name="T191">proto</text:span><text:span text:style-name="T192">buf</text:span><text:span text:style-name="T1">. </text:span><text:span text:style-name="T9">Это необходимо для корректного отражения и кодирования системы типов информационной базы </text:span><text:span text:style-name="T13">1С </text:span><text:span text:style-name="T9">в </text:span><text:span text:style-name="T189">protobuf</text:span><text:span text:style-name="T9">.</text:span></text:p>
      <text:p text:style-name="P32"/>
      <text:p text:style-name="P37">Набор типов данных, участвующих в интеграции, определяется составом плана обмена 1С. <text:span text:style-name="T248">Планов обмена в информационной базе 1С может быть несколько. </text:span>Другими словами для каждого плана обмена необходимо формировать свой набор пакетов <text:span text:style-name="T165">protobuf.</text:span></text:p>
      <text:p text:style-name="P101"/>
      <text:p text:style-name="P37">Кроме этого <text:span text:style-name="T248">следует учитывать, что разные типы объектов 1С могут иметь одни и те же наименования. Например, справочник и регистр сведений </text:span>могут иметь одно и то же наименование в рамках одной информационной базы 1С<text:span text:style-name="T187">.</text:span></text:p>
      <text:p text:style-name="P37"/>
      <text:p text:style-name="P38">Более того, табличные части различных объектов 1С так же могут иметь одинаковые наименования <text:span text:style-name="T174">(</text:span><text:span text:style-name="T238">вложенные типы)</text:span>.</text:p>
      <text:p text:style-name="P32"/>
      <text:p text:style-name="P38"><text:span text:style-name="T239">Шаблон</text:span> идентификаци<text:span text:style-name="T239">и</text:span> отдельно взятого типа данных <text:span text:style-name="T239">1С</text:span>:</text:p>
      <text:p text:style-name="P32"/>
      <text:p text:style-name="P19">&lt;<text:span text:style-name="T1">Конфигураци</text:span><text:span text:style-name="T12">я</text:span>&gt;<text:span text:style-name="T160">.</text:span><text:span text:style-name="T186">&lt;</text:span><text:span text:style-name="T7">ПланОбмена</text:span><text:span text:style-name="T186">&gt;</text:span><text:span text:style-name="T4">.</text:span><text:span text:style-name="T5">v</text:span><text:span text:style-name="T183">&lt;</text:span><text:span text:style-name="T3">Версия</text:span><text:span text:style-name="T16">Схемы</text:span><text:span text:style-name="T182">&gt;</text:span><text:span text:style-name="T12">.</text:span><text:span text:style-name="T208">&lt;</text:span><text:span text:style-name="T12">В</text:span><text:span text:style-name="T14">ид</text:span><text:span text:style-name="T12">Объекта</text:span><text:span text:style-name="T208">&gt;.&lt;</text:span><text:span text:style-name="T12">ИмяТипа</text:span><text:span text:style-name="T208">&gt;</text:span></text:p>
      <text:p text:style-name="P19"/>
      <text:p text:style-name="P25"><text:span text:style-name="T17">Пример: </text:span>ERP.<text:span text:style-name="T1">ПланОбмена</text:span>Kafka.v1<text:span text:style-name="T1">.Справочник.Номенклатура</text:span></text:p>
      <text:p text:style-name="P38"/>
      <text:p text:style-name="P21"><text:span text:style-name="T1">В целях избежания дублирования наименований табличных частей целесообразно использовать вложенные типы данных </text:span>protobuf. <text:span text:style-name="T1">Например, для табличной части "Товары" документа "ЗаказКлиента" наименование типа </text:span>protobuf <text:span text:style-name="T1">будет выглядеть следующим образом:</text:span></text:p>
      <text:p text:style-name="P21"/>
      <text:p text:style-name="P25">ERP.<text:span text:style-name="T1">ПланОбмена</text:span>Kafka.v1<text:span text:style-name="T1">.Документ.ЗаказКлиента.Товары</text:span></text:p>
      <text:p text:style-name="P19"/>
      <text:p text:style-name="P38">Учитывая тот факт, что объекты 1С могут ссылаться друг на друга, пакеты <text:span text:style-name="T165">protobuf </text:span>информационной базы должны <text:span text:style-name="T210">так же ссылаться друг на друга, используя </text:span><text:span text:style-name="T170">import</text:span><text:span text:style-name="T172"> </text:span><text:span text:style-name="T210">соответствующих файлов </text:span><text:span text:style-name="T172">proto</text:span>.</text:p>
      <text:p text:style-name="P38"/>
      <text:p text:style-name="P38">Структура каталогов файлов <text:span text:style-name="T209">для описания схемы </text:span><text:span text:style-name="T165">proto</text:span><text:span text:style-name="T171">buf </text:span><text:span text:style-name="T180">(</text:span><text:span text:style-name="T249">пример</text:span><text:span text:style-name="T180">)</text:span>:</text:p>
      <text:p text:style-name="P38"/>
      <text:p text:style-name="P38"><text:span text:style-name="T209">- </text:span><text:span text:style-name="T173">ERP</text:span></text:p>
      <text:p text:style-name="P38">---- <text:span text:style-name="T209">ПланОбмена</text:span><text:span text:style-name="T173">Kafka</text:span></text:p>
      <text:p text:style-name="P38">------- <text:span text:style-name="T173">v1</text:span></text:p>
      <text:p text:style-name="P38">---------- <text:span text:style-name="T209">Документ.</text:span><text:span text:style-name="T171">proto</text:span></text:p>
      <text:p text:style-name="P38">---------- <text:span text:style-name="T209">Справочник.</text:span><text:span text:style-name="T171">proto</text:span></text:p>
      <text:p text:style-name="P39"><text:span text:style-name="T171">---------- </text:span><text:span text:style-name="T210">Перечисление.proto</text:span></text:p>
      <text:p text:style-name="P38"><text:span text:style-name="T171">---------- </text:span><text:span text:style-name="T210">РегистрСведений.</text:span><text:span text:style-name="T172">proto</text:span></text:p>
      <text:p text:style-name="P39"><text:span text:style-name="T171">---------- </text:span><text:span text:style-name="T210">РегистрНакопления.</text:span><text:span text:style-name="T172">proto</text:span></text:p>
      <text:p text:style-name="P106"><text:span text:style-name="T172"/></text:p>
      <text:p text:style-name="P102"/>
      <text:p text:style-name="P45"><text:soft-page-break/>Пример файла <text:span text:style-name="T209">Документ</text:span>.<text:span text:style-name="T165">proto:</text:span></text:p>
      <text:p text:style-name="P20"/>
      <text:p text:style-name="P8"><text:span text:style-name="T73">syntax</text:span><text:span text:style-name="T23"> </text:span><text:span text:style-name="T31">=</text:span><text:span text:style-name="T23"> </text:span><text:span text:style-name="T84">"proto3"</text:span><text:span text:style-name="T31">;</text:span></text:p>
      <text:p text:style-name="P19"/>
      <text:p text:style-name="P75"><text:span text:style-name="Source_20_Text"><text:span text:style-name="T83">package</text:span></text:span><text:span text:style-name="Source_20_Text"><text:span text:style-name="T151"> </text:span></text:span><text:span text:style-name="Source_20_Text"><text:span text:style-name="T152">ERP</text:span></text:span><text:span text:style-name="Source_20_Text"><text:span text:style-name="T157">.</text:span></text:span><text:span text:style-name="Source_20_Text"><text:span text:style-name="T153">ПланОбмена</text:span></text:span><text:span text:style-name="Source_20_Text"><text:span text:style-name="T152">Kafka</text:span></text:span><text:span text:style-name="Source_20_Text"><text:span text:style-name="T157">.</text:span></text:span><text:span text:style-name="Source_20_Text"><text:span text:style-name="T154">v</text:span></text:span><text:span text:style-name="Source_20_Text"><text:span text:style-name="T155">1</text:span></text:span><text:span text:style-name="Source_20_Text"><text:span text:style-name="T158">.</text:span></text:span><text:span text:style-name="Source_20_Text"><text:span text:style-name="T159">Документ</text:span></text:span><text:span text:style-name="Source_20_Text"><text:span text:style-name="T156">;</text:span></text:span></text:p>
      <text:p text:style-name="P19"/>
      <text:p text:style-name="P10"><text:span text:style-name="T73">import </text:span><text:span text:style-name="T84">"</text:span><text:span text:style-name="Source_20_Text"><text:span text:style-name="T92">google</text:span></text:span><text:span text:style-name="Source_20_Text"><text:span text:style-name="T87">/</text:span></text:span><text:span text:style-name="Source_20_Text"><text:span text:style-name="T92">protobuf</text:span></text:span><text:span text:style-name="Source_20_Text"><text:span text:style-name="T93">/</text:span></text:span><text:span text:style-name="Source_20_Text"><text:span text:style-name="T92">Timestamp</text:span></text:span><text:span text:style-name="T84">.proto"</text:span><text:span text:style-name="T125">;</text:span></text:p>
      <text:p text:style-name="P10"><text:span text:style-name="T73">import </text:span><text:span text:style-name="T84">"</text:span><text:span text:style-name="Source_20_Text"><text:span text:style-name="T88">ERP</text:span></text:span><text:span text:style-name="Source_20_Text"><text:span text:style-name="T87">/</text:span></text:span><text:span text:style-name="Source_20_Text"><text:span text:style-name="T89">ПланОбмена</text:span></text:span><text:span text:style-name="Source_20_Text"><text:span text:style-name="T88">Kafka</text:span></text:span><text:span text:style-name="Source_20_Text"><text:span text:style-name="T87">/</text:span></text:span><text:span text:style-name="Source_20_Text"><text:span text:style-name="T90">v</text:span></text:span><text:span text:style-name="Source_20_Text"><text:span text:style-name="T91">1</text:span></text:span><text:span text:style-name="Source_20_Text"><text:span text:style-name="T93">/</text:span></text:span><text:span text:style-name="Source_20_Text"><text:span text:style-name="T94">Перечисление</text:span></text:span><text:span text:style-name="T84">.proto"</text:span><text:span text:style-name="T125">;</text:span></text:p>
      <text:p text:style-name="P111"/>
      <text:p text:style-name="P10"><text:span text:style-name="T73">message</text:span><text:span text:style-name="T23"> </text:span><text:span text:style-name="T103">ЗаказКлиента</text:span></text:p>
      <text:p text:style-name="P59">{</text:p>
      <text:p text:style-name="P59"><text:s text:c="3"/><text:span text:style-name="T211">message</text:span><text:span text:style-name="T190"> </text:span><text:span text:style-name="T215">Товары</text:span></text:p>
      <text:p text:style-name="P59"><text:s text:c="3"/>{</text:p>
      <text:p text:style-name="P10"><text:span text:style-name="T23"><text:s text:c="6"/></text:span><text:span text:style-name="Source_20_Text"><text:span text:style-name="T143">ERP</text:span></text:span><text:span text:style-name="Source_20_Text"><text:span text:style-name="T144">.</text:span></text:span><text:span text:style-name="Source_20_Text"><text:span text:style-name="T145">ПланОбмена</text:span></text:span><text:span text:style-name="Source_20_Text"><text:span text:style-name="T143">Kafka</text:span></text:span><text:span text:style-name="Source_20_Text"><text:span text:style-name="T144">.</text:span></text:span><text:span text:style-name="Source_20_Text"><text:span text:style-name="T146">v</text:span></text:span><text:span text:style-name="Source_20_Text"><text:span text:style-name="T147">1</text:span></text:span><text:span text:style-name="Source_20_Text"><text:span text:style-name="T148">.</text:span></text:span><text:span text:style-name="Source_20_Text"><text:span text:style-name="T149">Перечисление</text:span></text:span><text:span text:style-name="T131">.</text:span><text:span text:style-name="T103">СтавкиНДС</text:span><text:span text:style-name="T23"> </text:span><text:span text:style-name="T39">СтавкаНДС</text:span><text:span text:style-name="T23"> </text:span><text:span text:style-name="T31">=</text:span><text:span text:style-name="T23"> </text:span><text:span text:style-name="T112">1</text:span><text:span text:style-name="T48">;</text:span></text:p>
      <text:p text:style-name="P111"><text:s text:c="3"/>}</text:p>
      <text:p text:style-name="P10"><text:span text:style-name="T23"><text:s text:c="3"/></text:span><text:span text:style-name="T134">google</text:span><text:span text:style-name="T131">.</text:span><text:span text:style-name="T134">protobuf.</text:span><text:span text:style-name="T97">Timestamp</text:span><text:span text:style-name="T23"> <text:s text:c="3"/></text:span><text:span text:style-name="T39">Дата</text:span><text:span text:style-name="T23"> <text:s text:c="2"/></text:span><text:span text:style-name="T31">=</text:span><text:span text:style-name="T23"> </text:span><text:span text:style-name="T112">1</text:span><text:span text:style-name="T48">;</text:span></text:p>
      <text:p text:style-name="P10"><text:span text:style-name="T48"><text:s text:c="3"/></text:span><text:span text:style-name="T75">string</text:span><text:span text:style-name="T34"> <text:s text:c="22"/></text:span><text:span text:style-name="T40">Номер</text:span><text:span text:style-name="T49"> <text:s/>= </text:span><text:span text:style-name="T118">2</text:span><text:span text:style-name="T49">;</text:span></text:p>
      <text:p text:style-name="P11"><text:span text:style-name="T48"><text:s text:c="3"/></text:span><text:span text:style-name="T75">repeated</text:span><text:span text:style-name="T34"> </text:span><text:span text:style-name="T103">ЗаказКлиента.Товары </text:span><text:span text:style-name="T139">Товары </text:span><text:span text:style-name="T138">=</text:span><text:span text:style-name="T139"> </text:span><text:span text:style-name="T114">3</text:span><text:span text:style-name="T138">;</text:span></text:p>
      <text:p text:style-name="P111">}</text:p>
      <text:p text:style-name="P29"/>
      <text:p text:style-name="P29"/>
      <text:p text:style-name="P43">1. Примитивные типы данных.</text:p>
      <text:p text:style-name="P2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7">1С</text:p>
          </table:table-cell>
          <table:table-cell table:style-name="Таблица1.B1" office:value-type="string">
            <text:p text:style-name="P86">proto3</text:p>
          </table:table-cell>
        </table:table-row>
        <table:table-row>
          <table:table-cell table:style-name="Таблица1.A2" office:value-type="string">
            <text:p text:style-name="P80">Неопределенно</text:p>
          </table:table-cell>
          <table:table-cell table:style-name="Таблица1.B2" office:value-type="string">
            <text:p text:style-name="P82">google.protobuf.NullValue</text:p>
          </table:table-cell>
        </table:table-row>
        <table:table-row>
          <table:table-cell table:style-name="Таблица1.A2" office:value-type="string">
            <text:p text:style-name="P81">Булево</text:p>
          </table:table-cell>
          <table:table-cell table:style-name="Таблица1.B2" office:value-type="string">
            <text:p text:style-name="P85">bool</text:p>
          </table:table-cell>
        </table:table-row>
        <table:table-row>
          <table:table-cell table:style-name="Таблица1.A2" office:value-type="string">
            <text:p text:style-name="P81">Число</text:p>
          </table:table-cell>
          <table:table-cell table:style-name="Таблица1.B2" office:value-type="string">
            <text:p text:style-name="P85">double</text:p>
          </table:table-cell>
        </table:table-row>
        <table:table-row>
          <table:table-cell table:style-name="Таблица1.A2" office:value-type="string">
            <text:p text:style-name="P81">Строка</text:p>
          </table:table-cell>
          <table:table-cell table:style-name="Таблица1.B2" office:value-type="string">
            <text:p text:style-name="P85">string</text:p>
          </table:table-cell>
        </table:table-row>
        <table:table-row>
          <table:table-cell table:style-name="Таблица1.A2" office:value-type="string">
            <text:p text:style-name="P81">Дата</text:p>
          </table:table-cell>
          <table:table-cell table:style-name="Таблица1.B2" office:value-type="string">
            <text:p text:style-name="P83">google.protobuf.<text:span text:style-name="T22">Timestamp</text:span></text:p>
          </table:table-cell>
        </table:table-row>
        <table:table-row>
          <table:table-cell table:style-name="Таблица1.A2" office:value-type="string">
            <text:p text:style-name="P81">УникальныйИдентификатор <text:span text:style-name="T166">(uuid)</text:span></text:p>
          </table:table-cell>
          <table:table-cell table:style-name="Таблица1.B2" office:value-type="string">
            <text:p text:style-name="P84">string</text:p>
          </table:table-cell>
        </table:table-row>
        <table:table-row>
          <table:table-cell table:style-name="Таблица1.A2" office:value-type="string">
            <text:p text:style-name="P81">Бинарные данные</text:p>
          </table:table-cell>
          <table:table-cell table:style-name="Таблица1.B2" office:value-type="string">
            <text:p text:style-name="P84">bytes</text:p>
          </table:table-cell>
        </table:table-row>
        <table:table-row>
          <table:table-cell table:style-name="Таблица1.A2" office:value-type="string">
            <text:p text:style-name="P88">Ссылка, <text:span text:style-name="T185">структура</text:span> <text:span text:style-name="T169">{</text:span><text:span text:style-name="T167">int</text:span><text:span text:style-name="T169">:</text:span><text:span text:style-name="T167">uuid</text:span><text:span text:style-name="T169">}</text:span></text:p>
            <text:p text:style-name="P88"/>
            <text:p text:style-name="P12"><text:span text:style-name="T1">Свойство </text:span><text:span text:style-name="T160">type</text:span> <text:span text:style-name="T1">содержит полное наименование ссылочного типа данных, например, "Справочник.Номенклатура".</text:span></text:p>
            <text:p text:style-name="P33"/>
            <text:p text:style-name="P55"><text:span text:style-name="T1">Свойство </text:span><text:span text:style-name="T160">value</text:span> <text:span text:style-name="T1">содержит значение типа </text:span><text:span text:style-name="T6">данных </text:span><text:span text:style-name="T181">UUID </text:span><text:span text:style-name="T2">в строковом формате — </text:span><text:span text:style-name="T6">это идентификатор объекта в базе данных 1С</text:span><text:span text:style-name="T1">.</text:span></text:p>
          </table:table-cell>
          <table:table-cell table:style-name="Таблица1.B2" office:value-type="string">
            <text:p text:style-name="P122">DaJet.Data.EntityRef</text:p>
            <text:p text:style-name="P120"/>
            <text:p text:style-name="P12"><text:span text:style-name="T73">syntax</text:span><text:span text:style-name="T23"> </text:span><text:span text:style-name="T31">=</text:span><text:span text:style-name="T23"> </text:span><text:span text:style-name="T84">"proto3"</text:span><text:span text:style-name="T31">;</text:span></text:p>
            <text:p text:style-name="P51"/>
            <text:p text:style-name="P76"><text:span text:style-name="Source_20_Text"><text:span text:style-name="T83">package</text:span></text:span><text:span text:style-name="Source_20_Text"><text:span text:style-name="T51"> </text:span></text:span><text:span text:style-name="Source_20_Text"><text:span text:style-name="T52">DaJet.Data</text:span></text:span><text:span text:style-name="Source_20_Text"><text:span text:style-name="T57">;</text:span></text:span></text:p>
            <text:p text:style-name="P51"/>
            <text:p text:style-name="P12"><text:span text:style-name="T73">message</text:span><text:span text:style-name="T23"> </text:span><text:span text:style-name="T95">EntityRef</text:span></text:p>
            <text:p text:style-name="P60">{</text:p>
            <text:p text:style-name="P12"><text:span text:style-name="T23"><text:s text:c="3"/></text:span><text:span text:style-name="T73">string</text:span><text:span text:style-name="T23"> type <text:s/></text:span><text:span text:style-name="T31">=</text:span><text:span text:style-name="T23"> </text:span><text:span text:style-name="T112">1</text:span><text:span text:style-name="T48">;</text:span></text:p>
            <text:p text:style-name="P12"><text:span text:style-name="T23"><text:s text:c="3"/></text:span><text:span text:style-name="T73">string</text:span><text:span text:style-name="T23"> value </text:span><text:span text:style-name="T31">=</text:span><text:span text:style-name="T23"> </text:span><text:span text:style-name="T112">2</text:span><text:span text:style-name="T48">;</text:span></text:p>
            <text:p text:style-name="P70">}</text:p>
          </table:table-cell>
        </table:table-row>
        <table:table-row>
          <table:table-cell table:style-name="Таблица1.A2" office:value-type="string">
            <text:p text:style-name="P89">ВидДвижения <text:span text:style-name="T165">{</text:span>Приход,Расход<text:span text:style-name="T165">}</text:span></text:p>
            <text:p text:style-name="P89"/>
            <text:p text:style-name="P89">Перечисление, используемое регистрами накопления.</text:p>
          </table:table-cell>
          <table:table-cell table:style-name="Таблица1.B2" office:value-type="string">
            <text:p text:style-name="P12"><text:span text:style-name="T76">enum</text:span><text:span text:style-name="T23"> </text:span><text:span text:style-name="T111">RecordType</text:span></text:p>
            <text:p text:style-name="P60">{</text:p>
            <text:p text:style-name="P73"><text:span text:style-name="T69"><text:s text:c="3"/></text:span><text:span text:style-name="T150">Receipt</text:span><text:span text:style-name="T69"> </text:span><text:span text:style-name="T70">=</text:span><text:span text:style-name="T69"> </text:span><text:span text:style-name="T123">0</text:span><text:span text:style-name="T62">;</text:span></text:p>
            <text:p text:style-name="P73"><text:span text:style-name="T69"><text:s text:c="3"/></text:span><text:span text:style-name="T150">Expense</text:span><text:span text:style-name="T69"> </text:span><text:span text:style-name="T70">=</text:span><text:span text:style-name="T69"> </text:span><text:span text:style-name="T123">1</text:span><text:span text:style-name="T62">;</text:span></text:p>
            <text:p text:style-name="P123">}</text:p>
          </table:table-cell>
        </table:table-row>
      </table:table>
      <text:p text:style-name="P28"/>
      <text:p text:style-name="P28"/>
      <text:p text:style-name="P43"><text:soft-page-break/>2. Ссылочные типы данных.</text:p>
      <text:p text:style-name="P28"/>
      <text:p text:style-name="P23">2.1. <text:span text:style-name="T1">Ссылка.</text:span></text:p>
      <text:p text:style-name="P34"/>
      <text:p text:style-name="P4"><text:span text:style-name="T35">Ссылка - это указатель на конкретный </text:span><text:span text:style-name="T43">объект</text:span><text:span text:style-name="T35"> ссылочного </text:span><text:span text:style-name="T43">типа</text:span><text:span text:style-name="T35"> в информационной базе 1С. Кодируется как тип данных </text:span><text:span text:style-name="T32">EntityRef</text:span><text:span text:style-name="T24">. </text:span><text:span text:style-name="T38">Данная структура определяется в пакете </text:span><text:span text:style-name="T28">DaJet.Data </text:span><text:span text:style-name="T38">(см. выше)</text:span><text:span text:style-name="T28">. </text:span><text:span text:style-name="T38">Пример использования:</text:span></text:p>
      <text:p text:style-name="P47"/>
      <text:p text:style-name="P5"><text:span text:style-name="T73">syntax</text:span><text:span text:style-name="T23"> </text:span><text:span text:style-name="T31">=</text:span><text:span text:style-name="T23"> </text:span><text:span text:style-name="T84">"proto3"</text:span><text:span text:style-name="T31">;</text:span></text:p>
      <text:p text:style-name="P48"/>
      <text:p text:style-name="P9"><text:span text:style-name="T73">import </text:span><text:span text:style-name="T84">"</text:span><text:span text:style-name="T86">d</text:span><text:span text:style-name="T85">a</text:span><text:span text:style-name="T86">j</text:span><text:span text:style-name="T85">et-</text:span><text:span text:style-name="T86">d</text:span><text:span text:style-name="T85">ata</text:span><text:span text:style-name="T84">.proto"</text:span><text:span text:style-name="T125">;</text:span></text:p>
      <text:p text:style-name="P48"/>
      <text:p text:style-name="P5"><text:span text:style-name="T73">message</text:span><text:span text:style-name="T23"> </text:span><text:span text:style-name="T102">ПримерСвойстваТипСсылка</text:span></text:p>
      <text:p text:style-name="P56">{</text:p>
      <text:p text:style-name="P9"><text:span text:style-name="T23"><text:s text:c="3"/></text:span><text:span text:style-name="T133">DaJet.Data</text:span><text:span text:style-name="T131">.</text:span><text:span text:style-name="T95">EntityRef</text:span><text:span text:style-name="T23"> </text:span><text:span text:style-name="T29">value</text:span><text:span text:style-name="T23"> </text:span><text:span text:style-name="T31">=</text:span><text:span text:style-name="T23"> </text:span><text:span text:style-name="T112">1</text:span><text:span text:style-name="T48">;</text:span></text:p>
      <text:p text:style-name="P56">}</text:p>
      <text:p text:style-name="P34"/>
      <text:p text:style-name="P44">2.2. Перечисление.</text:p>
      <text:p text:style-name="P28"/>
      <text:p text:style-name="P103"><text:span text:style-name="T1">Перечисления 1С </text:span><text:span text:style-name="T18">являются ссылочными типами данных и кодир</text:span><text:span text:style-name="T19">ую</text:span><text:span text:style-name="T18">тся </text:span><text:span text:style-name="T19">так же, </text:span><text:span text:style-name="T18">как </text:span><text:span text:style-name="T19">и тип данных "Ссылка", то есть как </text:span><text:span text:style-name="T162">EntityRef</text:span><text:span text:style-name="T250">. </text:span><text:span text:style-name="T19">Однако, </text:span><text:span text:style-name="T20">следует отметить</text:span><text:span text:style-name="T19">, </text:span><text:span text:style-name="T20">что </text:span><text:span text:style-name="T19">значения перечислений это константные значения <text:s/></text:span><text:span text:style-name="T251">UUID, </text:span><text:span text:style-name="T19">определённые в информационной базе 1С, имеющие строковые идентификаторы. </text:span><text:span text:style-name="T21">Выразить подобное средствами </text:span><text:span text:style-name="T260">protobuf </text:span><text:span text:style-name="T20">не</text:span><text:span text:style-name="T21">возможно. Сопоставление </text:span><text:span text:style-name="T260">[</text:span><text:span text:style-name="T21">имя:</text:span><text:span text:style-name="T260">uuid] </text:span><text:span text:style-name="T21">возможно поставлять дополнительным файлом в качестве справочной информации.</text:span></text:p>
      <text:p text:style-name="P35"/>
      <text:p text:style-name="P6"><text:span text:style-name="T73">syntax</text:span><text:span text:style-name="T23"> </text:span><text:span text:style-name="T31">=</text:span><text:span text:style-name="T23"> </text:span><text:span text:style-name="T84">"proto3"</text:span><text:span text:style-name="T31">;</text:span></text:p>
      <text:p text:style-name="P49"/>
      <text:p text:style-name="P119"><text:span text:style-name="Source_20_Text"><text:span text:style-name="T214">package</text:span></text:span><text:span text:style-name="Source_20_Text"><text:span text:style-name="T205"> </text:span></text:span><text:span text:style-name="Source_20_Text"><text:span text:style-name="T206">DaJet.Data</text:span></text:span><text:span text:style-name="Source_20_Text"><text:span text:style-name="T207">;</text:span></text:span></text:p>
      <text:p text:style-name="P119"><text:span text:style-name="Source_20_Text"><text:span text:style-name="T207"/></text:span></text:p>
      <text:p text:style-name="P116"><text:span text:style-name="T213">import </text:span><text:span text:style-name="T253">"google/protobuf/struct.proto"</text:span><text:span text:style-name="T222">;</text:span></text:p>
      <text:p text:style-name="P116"><text:span text:style-name="T213">import </text:span><text:span text:style-name="T253">"</text:span><text:span text:style-name="Source_20_Text"><text:span text:style-name="T256">google</text:span></text:span><text:span text:style-name="Source_20_Text"><text:span text:style-name="T257">/</text:span></text:span><text:span text:style-name="Source_20_Text"><text:span text:style-name="T256">protobuf</text:span></text:span><text:span text:style-name="Source_20_Text"><text:span text:style-name="T259">/</text:span></text:span><text:span text:style-name="Source_20_Text"><text:span text:style-name="T258">t</text:span></text:span><text:span text:style-name="Source_20_Text"><text:span text:style-name="T256">imestamp</text:span></text:span><text:span text:style-name="T253">.proto"</text:span><text:span text:style-name="T222">;</text:span></text:p>
      <text:p text:style-name="P49"/>
      <text:p text:style-name="P6"><text:span text:style-name="T80">message</text:span><text:span text:style-name="T23"> </text:span><text:span text:style-name="T99">Union</text:span></text:p>
      <text:p text:style-name="P57">{</text:p>
      <text:p text:style-name="P104"><text:span text:style-name="T23"><text:s text:c="3"/></text:span><text:span text:style-name="T74">oneof</text:span><text:span text:style-name="T33"> </text:span><text:span text:style-name="T25">value</text:span><text:span text:style-name="T33"> {</text:span></text:p>
      <text:p text:style-name="P110"><text:span text:style-name="T50"><text:s text:c="6"/></text:span><text:span text:style-name="T124">google.protobuf.</text:span><text:span text:style-name="T96">NullValue</text:span><text:span text:style-name="T124"> </text:span><text:span text:style-name="T132">null</text:span><text:span text:style-name="T126"> <text:s text:c="4"/>=</text:span><text:span text:style-name="T124"> </text:span><text:span text:style-name="T113">1</text:span><text:span text:style-name="T124">;</text:span></text:p>
      <text:p text:style-name="P110"><text:span text:style-name="T124"><text:s text:c="6"/></text:span><text:span text:style-name="T82">bool <text:s/></text:span><text:span text:style-name="T124"><text:s text:c="20"/></text:span><text:span text:style-name="T129">boolean </text:span><text:span text:style-name="T124"><text:s/></text:span><text:span text:style-name="T126">=</text:span><text:span text:style-name="T124"> </text:span><text:span text:style-name="T113">2</text:span><text:span text:style-name="T124">;</text:span></text:p>
      <text:p text:style-name="P110"><text:span text:style-name="T124"><text:s text:c="6"/></text:span><text:span text:style-name="T80">d</text:span><text:span text:style-name="T82">ouble <text:s/></text:span><text:span text:style-name="T124"><text:s text:c="18"/></text:span><text:span text:style-name="T129">numeric </text:span><text:span text:style-name="T124"><text:s/></text:span><text:span text:style-name="T126">=</text:span><text:span text:style-name="T124"> </text:span><text:span text:style-name="T122">3</text:span><text:span text:style-name="T124">;</text:span></text:p>
      <text:p text:style-name="P118"><text:span text:style-name="T227"><text:s text:c="6"/>google</text:span><text:span text:style-name="T228">.</text:span><text:span text:style-name="T227">protobuf.</text:span><text:span text:style-name="T219">Timestamp </text:span><text:span text:style-name="T229">datetime</text:span><text:span text:style-name="T224"> </text:span><text:span text:style-name="T223">=</text:span><text:span text:style-name="T224"> </text:span><text:span text:style-name="T237">4</text:span><text:span text:style-name="T224">;</text:span></text:p>
      <text:p text:style-name="P110"><text:span text:style-name="T124"><text:s text:c="6"/></text:span><text:span text:style-name="T74">string</text:span><text:span text:style-name="T124"> <text:s text:c="19"/></text:span><text:span text:style-name="T127">str</text:span><text:span text:style-name="T128">ing <text:s/></text:span><text:span text:style-name="T124"><text:s/></text:span><text:span text:style-name="T126">=</text:span><text:span text:style-name="T124"> </text:span><text:span text:style-name="T122">5</text:span><text:span text:style-name="T124">;</text:span></text:p>
      <text:p text:style-name="P110"><text:span text:style-name="T124"><text:s text:c="6"/></text:span><text:span text:style-name="T109">EntityRef <text:s text:c="10"/></text:span><text:span text:style-name="T136"><text:s text:c="6"/></text:span><text:span text:style-name="T135">entity <text:s/></text:span><text:span text:style-name="T110"><text:s/></text:span><text:span text:style-name="T137">=</text:span><text:span text:style-name="T101"> </text:span><text:span text:style-name="T122">6</text:span><text:span text:style-name="T137">;</text:span></text:p>
      <text:p text:style-name="P117"><text:span text:style-name="T48"><text:s text:c="3"/>}</text:span></text:p>
      <text:p text:style-name="P69">}</text:p>
      <text:p text:style-name="P43"/>
      <text:p text:style-name="P43"/>
      <text:p text:style-name="P43">3. Составной тип данных.</text:p>
      <text:p text:style-name="P28"/>
      <text:p text:style-name="P3"><text:span text:style-name="T35">Составной тип данных </text:span><text:span text:style-name="T36">1С полностью соответствует семантике </text:span><text:span text:style-name="T33">oneof</text:span><text:span text:style-name="T35">.</text:span></text:p>
      <text:p text:style-name="P18"><text:span text:style-name="T35">Значениями составного типа данных 1С могут быть примитивные или ссылочные типы данных 1С. Незаполненное значение составного типа </text:span><text:soft-page-break/><text:span text:style-name="T35">всегда имеет значение Неопределенно. Следующий ниже пример демонстрирует свойство "</text:span><text:span text:style-name="T23">value</text:span><text:span text:style-name="T35">" </text:span><text:span text:style-name="T37">составного типа</text:span><text:span text:style-name="T35">, которое может принимать значения </text:span><text:span text:style-name="T23">string </text:span><text:span text:style-name="T35">и Ссылка:</text:span></text:p>
      <text:p text:style-name="P72"/>
      <text:p text:style-name="P7"><text:span text:style-name="T73">syntax</text:span><text:span text:style-name="T23"> </text:span><text:span text:style-name="T31">=</text:span><text:span text:style-name="T23"> </text:span><text:span text:style-name="T84">"proto3"</text:span><text:span text:style-name="T31">;</text:span></text:p>
      <text:p text:style-name="P50"/>
      <text:p text:style-name="P7"><text:span text:style-name="T73">import </text:span><text:span text:style-name="T84">"google/protobuf/struct.proto"</text:span><text:span text:style-name="T125">;</text:span></text:p>
      <text:p text:style-name="P50"/>
      <text:p text:style-name="P7"><text:span text:style-name="T74">message</text:span><text:span text:style-name="T23"> </text:span><text:span text:style-name="T100">ПримерСоставногоТипаДанных</text:span></text:p>
      <text:p text:style-name="P58">{</text:p>
      <text:p text:style-name="P7"><text:span text:style-name="T23"><text:s text:c="3"/></text:span><text:span text:style-name="T74">oneof</text:span><text:span text:style-name="T33"> </text:span><text:span text:style-name="T25">value</text:span><text:span text:style-name="T33"> {</text:span></text:p>
      <text:p text:style-name="P26"><text:span text:style-name="T50"><text:s text:c="6"/></text:span><text:span text:style-name="T124">google.protobuf.</text:span><text:span text:style-name="T96">NullValue</text:span><text:span text:style-name="T124"> </text:span><text:span text:style-name="T132">null</text:span><text:span text:style-name="T126"> =</text:span><text:span text:style-name="T124"> </text:span><text:span text:style-name="T113">1</text:span><text:span text:style-name="T124">;</text:span></text:p>
      <text:p text:style-name="P26"><text:span text:style-name="T124"><text:s text:c="6"/></text:span><text:span text:style-name="T74">string</text:span><text:span text:style-name="T124"> <text:s text:c="11"/></text:span><text:span text:style-name="T127">str</text:span><text:span text:style-name="T128">ing</text:span><text:span text:style-name="T127">_value</text:span><text:span text:style-name="T124"> </text:span><text:span text:style-name="T126">=</text:span><text:span text:style-name="T124"> </text:span><text:span text:style-name="T113">2</text:span><text:span text:style-name="T124">;</text:span></text:p>
      <text:p text:style-name="P27"><text:span text:style-name="T124"><text:s text:c="6"/></text:span><text:span text:style-name="T109">EntityRef <text:s text:c="9"/></text:span><text:span text:style-name="T136">some_</text:span><text:span text:style-name="T135">entity</text:span><text:span text:style-name="T110"> </text:span><text:span text:style-name="T137">=</text:span><text:span text:style-name="T101"> </text:span><text:span text:style-name="T117">3</text:span><text:span text:style-name="T137">;</text:span></text:p>
      <text:p text:style-name="P66"><text:s text:c="3"/>}</text:p>
      <text:p text:style-name="P113">}</text:p>
      <text:p text:style-name="P43">4. Объекты <text:span text:style-name="T240">(сложные типы</text:span> данных<text:span text:style-name="T240">)</text:span>.</text:p>
      <text:p text:style-name="P28"/>
      <text:p text:style-name="P40">Документы и справочники 1С кодируются в <text:span text:style-name="T165">protobuf </text:span><text:span text:style-name="T247">обычным способом </text:span>как <text:span text:style-name="T168">message</text:span><text:span text:style-name="T165">. </text:span>При этом <text:span text:style-name="T241">для описания их свойств могут быть </text:span>использ<text:span text:style-name="T244">ованы все</text:span> выше описанные пр<text:span text:style-name="T242">остые</text:span> <text:span text:style-name="T244">и составные </text:span>типы данных.</text:p>
      <text:p text:style-name="P30"/>
      <text:p text:style-name="P15"><text:span text:style-name="T73">syntax</text:span><text:span text:style-name="T23"> </text:span><text:span text:style-name="T31">=</text:span><text:span text:style-name="T23"> </text:span><text:span text:style-name="T84">"proto3"</text:span><text:span text:style-name="T31">;</text:span></text:p>
      <text:p text:style-name="P53"/>
      <text:p text:style-name="P78"><text:span text:style-name="Source_20_Text"><text:span text:style-name="T83">package</text:span></text:span><text:span text:style-name="Source_20_Text"><text:span text:style-name="T51"> </text:span></text:span><text:span text:style-name="Source_20_Text"><text:span text:style-name="T53">ERP</text:span></text:span><text:span text:style-name="Source_20_Text"><text:span text:style-name="T58">.</text:span></text:span><text:span text:style-name="Source_20_Text"><text:span text:style-name="T54">ПланОбмена</text:span></text:span><text:span text:style-name="Source_20_Text"><text:span text:style-name="T53">Kafka</text:span></text:span><text:span text:style-name="Source_20_Text"><text:span text:style-name="T58">.</text:span></text:span><text:span text:style-name="Source_20_Text"><text:span text:style-name="T55">v</text:span></text:span><text:span text:style-name="Source_20_Text"><text:span text:style-name="T56">1</text:span></text:span><text:span text:style-name="Source_20_Text"><text:span text:style-name="T59">.</text:span></text:span><text:span text:style-name="Source_20_Text"><text:span text:style-name="T60">Справочник</text:span></text:span><text:span text:style-name="Source_20_Text"><text:span text:style-name="T57">;</text:span></text:span></text:p>
      <text:p text:style-name="P30"/>
      <text:p text:style-name="P15"><text:span text:style-name="T73">import </text:span><text:span text:style-name="T84">"</text:span><text:span text:style-name="T86">d</text:span><text:span text:style-name="T85">a</text:span><text:span text:style-name="T86">j</text:span><text:span text:style-name="T85">et-</text:span><text:span text:style-name="T86">d</text:span><text:span text:style-name="T85">ata</text:span><text:span text:style-name="T84">.proto"</text:span><text:span text:style-name="T125">;</text:span></text:p>
      <text:p text:style-name="P15"><text:span text:style-name="T73">import </text:span><text:span text:style-name="T84">"</text:span><text:span text:style-name="Source_20_Text"><text:span text:style-name="T88">ERP</text:span></text:span><text:span text:style-name="Source_20_Text"><text:span text:style-name="T87">/</text:span></text:span><text:span text:style-name="Source_20_Text"><text:span text:style-name="T89">ПланОбмена</text:span></text:span><text:span text:style-name="Source_20_Text"><text:span text:style-name="T88">Kafka</text:span></text:span><text:span text:style-name="Source_20_Text"><text:span text:style-name="T87">/</text:span></text:span><text:span text:style-name="Source_20_Text"><text:span text:style-name="T90">v</text:span></text:span><text:span text:style-name="Source_20_Text"><text:span text:style-name="T91">1</text:span></text:span><text:span text:style-name="Source_20_Text"><text:span text:style-name="T93">/</text:span></text:span><text:span text:style-name="Source_20_Text"><text:span text:style-name="T94">Перечисление</text:span></text:span><text:span text:style-name="T84">.proto"</text:span><text:span text:style-name="T125">;</text:span></text:p>
      <text:p text:style-name="P30"/>
      <text:p text:style-name="P15"><text:span text:style-name="T73">message</text:span><text:span text:style-name="T23"> </text:span><text:span text:style-name="T106">ДоговорыКонтрагентов</text:span></text:p>
      <text:p text:style-name="P63">{</text:p>
      <text:p text:style-name="P67"><text:span text:style-name="T211"><text:s text:c="3"/>string</text:span><text:span text:style-name="T212"> </text:span><text:span text:style-name="T10">Ссылка <text:s text:c="6"/></text:span><text:span text:style-name="T245">=</text:span><text:span text:style-name="T193"> </text:span><text:span text:style-name="T233">1</text:span><text:span text:style-name="T15">;</text:span></text:p>
      <text:p text:style-name="P15"><text:span text:style-name="T73"><text:s text:c="3"/></text:span><text:span text:style-name="T77">string</text:span><text:span text:style-name="T48"> </text:span><text:span text:style-name="T45">Код <text:s text:c="8"/></text:span><text:span text:style-name="T23"><text:s/></text:span><text:span text:style-name="T31">=</text:span><text:span text:style-name="T23"> </text:span><text:span text:style-name="T119">2</text:span><text:span text:style-name="T48">;</text:span></text:p>
      <text:p text:style-name="P15"><text:span text:style-name="T73"><text:s text:c="3"/></text:span><text:span text:style-name="T77">string</text:span><text:span text:style-name="T48"> </text:span><text:span text:style-name="T45">Наименование</text:span><text:span text:style-name="T30"> </text:span><text:span text:style-name="T31">=</text:span><text:span text:style-name="T30"> </text:span><text:span text:style-name="T119">3</text:span><text:span text:style-name="T48">;</text:span></text:p>
      <text:p text:style-name="P15"><text:span text:style-name="T81"><text:s text:c="3"/></text:span><text:span text:style-name="T140">DaJet.Data</text:span><text:span text:style-name="T141">.</text:span><text:span text:style-name="T105">EntityRef</text:span><text:span text:style-name="T44"> </text:span><text:span text:style-name="T45">Владелец</text:span><text:span text:style-name="T44"> </text:span><text:span text:style-name="T48">=</text:span><text:span text:style-name="T44"> </text:span><text:span text:style-name="T120">4</text:span><text:span text:style-name="T48">;</text:span></text:p>
      <text:p text:style-name="P15"><text:span text:style-name="T48"><text:s text:c="3"/></text:span><text:span text:style-name="Source_20_Text"><text:span text:style-name="T143">ERP</text:span></text:span><text:span text:style-name="Source_20_Text"><text:span text:style-name="T144">.</text:span></text:span><text:span text:style-name="Source_20_Text"><text:span text:style-name="T145">ПланОбмена</text:span></text:span><text:span text:style-name="Source_20_Text"><text:span text:style-name="T143">Kafka</text:span></text:span><text:span text:style-name="Source_20_Text"><text:span text:style-name="T144">.</text:span></text:span><text:span text:style-name="Source_20_Text"><text:span text:style-name="T146">v</text:span></text:span><text:span text:style-name="Source_20_Text"><text:span text:style-name="T147">1</text:span></text:span><text:span text:style-name="Source_20_Text"><text:span text:style-name="T148">.</text:span></text:span><text:span text:style-name="Source_20_Text"><text:span text:style-name="T149">Перечисление</text:span></text:span><text:span text:style-name="T131">.</text:span><text:span text:style-name="T103">СтавкиНДС</text:span><text:span text:style-name="T30"> </text:span><text:span text:style-name="T46">СтавкаНДС </text:span><text:span text:style-name="T31">=</text:span><text:span text:style-name="T30"> </text:span><text:span text:style-name="T120">5</text:span><text:span text:style-name="T48">;</text:span></text:p>
      <text:p text:style-name="P91"><text:span text:style-name="Strong_20_Emphasis"><text:span text:style-name="T160">}</text:span></text:span></text:p>
      <text:p text:style-name="P30"/>
      <text:p text:style-name="P46"><text:span text:style-name="T240">5</text:span>. Табличные части.</text:p>
      <text:p text:style-name="P36"/>
      <text:p text:style-name="P40"><text:span text:style-name="T246">Т</text:span>абличные части объектов 1С кодируются как вложенные типы <text:span text:style-name="T165">protobuf</text:span>. <text:span text:style-name="T246">Они являются неотъемлемой частью своих объектов, образуя таким образом агрегаты.</text:span></text:p>
      <text:p text:style-name="P40"/>
      <text:p text:style-name="P16"><text:span text:style-name="T73">message</text:span><text:span text:style-name="T23"> </text:span><text:span text:style-name="T106">ДоговорыКонтрагентов</text:span></text:p>
      <text:p text:style-name="P64">{</text:p>
      <text:p text:style-name="P16"><text:span text:style-name="T73"><text:s text:c="3"/>message</text:span><text:span text:style-name="T23"> </text:span><text:span text:style-name="T107">КонтактнаяИнформация</text:span></text:p>
      <text:p text:style-name="P64"><text:s text:c="3"/>{</text:p>
      <text:p text:style-name="P68"><text:span text:style-name="T211"><text:s text:c="6"/>string</text:span><text:span text:style-name="T212"> </text:span><text:span text:style-name="T230">Номер</text:span><text:span text:style-name="T226">Т</text:span><text:span text:style-name="T230">елефона</text:span><text:span text:style-name="T10"> <text:s text:c="3"/></text:span><text:span text:style-name="T245">=</text:span><text:span text:style-name="T193"> </text:span><text:span text:style-name="T233">1</text:span><text:span text:style-name="T15">;</text:span></text:p>
      <text:p text:style-name="P16"><text:span text:style-name="T73"><text:s text:c="6"/></text:span><text:span text:style-name="T77">string</text:span><text:span text:style-name="T48"> </text:span><text:span text:style-name="T41">ЭлектроннаяПочта </text:span><text:span text:style-name="T31">=</text:span><text:span text:style-name="T23"> </text:span><text:span text:style-name="T119">2</text:span><text:span text:style-name="T48">;</text:span></text:p>
      <text:p text:style-name="P92"><text:span text:style-name="Strong_20_Emphasis"><text:span text:style-name="T160"><text:s text:c="3"/>}</text:span></text:span></text:p>
      <text:p text:style-name="P22"><text:span text:style-name="T73"><text:s text:c="3"/></text:span><text:span text:style-name="T75">repeated</text:span><text:span text:style-name="T78"> </text:span><text:span text:style-name="T107">КонтактнаяИнформация </text:span><text:span text:style-name="T142">Контакты</text:span><text:span text:style-name="T107"> </text:span><text:span text:style-name="T32">=</text:span><text:span text:style-name="T26"> </text:span><text:span text:style-name="T115">1</text:span><text:span text:style-name="T48">;</text:span></text:p>
      <text:p text:style-name="P92"><text:span text:style-name="Strong_20_Emphasis"><text:span text:style-name="T160">}</text:span></text:span></text:p>
      <text:p text:style-name="P28"><text:soft-page-break/></text:p>
      <text:p text:style-name="P43"><text:span text:style-name="T240">6</text:span>. <text:span text:style-name="T240">Тип данных "</text:span>Удаление<text:span text:style-name="T240">О</text:span>бъекта<text:span text:style-name="T240">"</text:span>.</text:p>
      <text:p text:style-name="P28"/>
      <text:p text:style-name="P41">Иногда требуется передать информацию об удалении объекта из информационной базы 1С. В таком случае используется специальный тип данных "УдалениеОбъекта". <text:span text:style-name="T243">Этот тип данных определяется в пакете </text:span><text:span text:style-name="T175">DaJet.Data </text:span><text:span text:style-name="T243">следующим образом</text:span><text:span text:style-name="T175">:</text:span></text:p>
      <text:p text:style-name="P41"/>
      <text:p text:style-name="P13"><text:span text:style-name="T73">syntax</text:span><text:span text:style-name="T23"> </text:span><text:span text:style-name="T31">=</text:span><text:span text:style-name="T23"> </text:span><text:span text:style-name="T84">"proto3"</text:span><text:span text:style-name="T31">;</text:span></text:p>
      <text:p text:style-name="P52"/>
      <text:p text:style-name="P77"><text:span text:style-name="Source_20_Text"><text:span text:style-name="T83">package</text:span></text:span><text:span text:style-name="Source_20_Text"><text:span text:style-name="T51"> </text:span></text:span><text:span text:style-name="Source_20_Text"><text:span text:style-name="T52">DaJet.Data</text:span></text:span><text:span text:style-name="Source_20_Text"><text:span text:style-name="T57">;</text:span></text:span></text:p>
      <text:p text:style-name="P52"/>
      <text:p text:style-name="P13"><text:span text:style-name="T73">message</text:span><text:span text:style-name="T23"> </text:span><text:span text:style-name="T98">ObjectDeletion</text:span></text:p>
      <text:p text:style-name="P61">{</text:p>
      <text:p text:style-name="P13"><text:span text:style-name="T23"><text:s text:c="3"/></text:span><text:span text:style-name="T95">EntityRef</text:span><text:span text:style-name="T48"> </text:span><text:span text:style-name="T23">value </text:span><text:span text:style-name="T31">=</text:span><text:span text:style-name="T23"> </text:span><text:span text:style-name="T115">1</text:span><text:span text:style-name="T48">;</text:span></text:p>
      <text:p text:style-name="P71">}</text:p>
      <text:p text:style-name="P71"/>
      <text:p text:style-name="P109">7. Наборы записей регистров.</text:p>
      <text:p text:style-name="P42"/>
      <text:p text:style-name="P74"><text:span text:style-name="T201">Регистры сведений и накопления </text:span><text:span text:style-name="T202">1С всегда изменяются при помощи наборов записей. Набор записей </text:span><text:span text:style-name="T201">кодиру</text:span><text:span text:style-name="T203">е</text:span><text:span text:style-name="T201">тся как </text:span><text:span text:style-name="T202">объект, имеющий два свойства</text:span><text:span text:style-name="T204">: </text:span><text:span text:style-name="Strong_20_Emphasis"><text:span text:style-name="T72">delete</text:span></text:span><text:span text:style-name="Strong_20_Emphasis"><text:span text:style-name="T71"> </text:span></text:span><text:span text:style-name="T71">(отбор) и </text:span><text:span text:style-name="Strong_20_Emphasis"><text:span text:style-name="T72">insert</text:span></text:span><text:span text:style-name="Strong_20_Emphasis"><text:span text:style-name="T71"> </text:span></text:span><text:span text:style-name="T71">(записи набора).</text:span><text:span text:style-name="T66"> </text:span></text:p>
      <text:p text:style-name="P112"/>
      <text:p text:style-name="P74"><text:span text:style-name="T66">Свойство </text:span><text:span text:style-name="Strong_20_Emphasis"><text:span text:style-name="T63">delete</text:span></text:span><text:span text:style-name="Strong_20_Emphasis"><text:span text:style-name="T66"> </text:span></text:span><text:span text:style-name="Strong_20_Emphasis"><text:span text:style-name="T67">содержит ключ записи регистра, по которому выполняется операция удаления.</text:span></text:span></text:p>
      <text:p text:style-name="P74"><text:span text:style-name="Strong_20_Emphasis"><text:span text:style-name="T67"/></text:span></text:p>
      <text:p text:style-name="P100"><text:span text:style-name="T71">Свойство </text:span><text:span text:style-name="Strong_20_Emphasis"><text:span text:style-name="T72">insert</text:span></text:span><text:span text:style-name="Strong_20_Emphasis"><text:span text:style-name="T71"> </text:span></text:span><text:span text:style-name="Strong_20_Emphasis"><text:span text:style-name="T67">содержит </text:span></text:span><text:span text:style-name="Strong_20_Emphasis"><text:span text:style-name="T68">набор </text:span></text:span><text:span text:style-name="Strong_20_Emphasis"><text:span text:style-name="T67">запис</text:span></text:span><text:span text:style-name="Strong_20_Emphasis"><text:span text:style-name="T68">ей</text:span></text:span><text:span text:style-name="Strong_20_Emphasis"><text:span text:style-name="T67"> регистра, которые необходимо вставить в таблицу после выполнения удаления ключу. </text:span></text:span><text:span text:style-name="Strong_20_Emphasis"><text:span text:style-name="T68">Этот набор может быть пустым, то есть это свойство является опциональным.</text:span></text:span></text:p>
      <text:p text:style-name="P100"><text:span text:style-name="Strong_20_Emphasis"><text:span text:style-name="T67"/></text:span></text:p>
      <text:p text:style-name="P100"><text:span text:style-name="Strong_20_Emphasis"><text:span text:style-name="T64">Пример схемы для регистра сведений "КурсыВалют":</text:span></text:span></text:p>
      <text:p text:style-name="P100"><text:span text:style-name="Strong_20_Emphasis"><text:span text:style-name="T67"/></text:span></text:p>
      <text:p text:style-name="P17"><text:span text:style-name="T73">syntax</text:span><text:span text:style-name="T23"> </text:span><text:span text:style-name="T31">=</text:span><text:span text:style-name="T23"> </text:span><text:span text:style-name="T84">"proto3"</text:span><text:span text:style-name="T31">;</text:span></text:p>
      <text:p text:style-name="P54"/>
      <text:p text:style-name="P79"><text:span text:style-name="Source_20_Text"><text:span text:style-name="T83">package</text:span></text:span><text:span text:style-name="Source_20_Text"><text:span text:style-name="T51"> </text:span></text:span><text:span text:style-name="Source_20_Text"><text:span text:style-name="T53">ERP</text:span></text:span><text:span text:style-name="Source_20_Text"><text:span text:style-name="T58">.</text:span></text:span><text:span text:style-name="Source_20_Text"><text:span text:style-name="T54">ПланОбмена</text:span></text:span><text:span text:style-name="Source_20_Text"><text:span text:style-name="T53">Kafka</text:span></text:span><text:span text:style-name="Source_20_Text"><text:span text:style-name="T58">.</text:span></text:span><text:span text:style-name="Source_20_Text"><text:span text:style-name="T55">v</text:span></text:span><text:span text:style-name="Source_20_Text"><text:span text:style-name="T56">1</text:span></text:span><text:span text:style-name="Source_20_Text"><text:span text:style-name="T59">.</text:span></text:span><text:span text:style-name="Source_20_Text"><text:span text:style-name="T61">РегистрСведений</text:span></text:span><text:span text:style-name="Source_20_Text"><text:span text:style-name="T57">;</text:span></text:span></text:p>
      <text:p text:style-name="P31"/>
      <text:p text:style-name="P17"><text:span text:style-name="T73">import </text:span><text:span text:style-name="T84">"</text:span><text:span text:style-name="T86">d</text:span><text:span text:style-name="T85">a</text:span><text:span text:style-name="T86">j</text:span><text:span text:style-name="T85">et-</text:span><text:span text:style-name="T86">d</text:span><text:span text:style-name="T85">ata</text:span><text:span text:style-name="T84">.proto"</text:span><text:span text:style-name="T125">;</text:span></text:p>
      <text:p text:style-name="P17"><text:span text:style-name="T73">import </text:span><text:span text:style-name="T84">"</text:span><text:span text:style-name="Source_20_Text"><text:span text:style-name="T92">google</text:span></text:span><text:span text:style-name="Source_20_Text"><text:span text:style-name="T87">/</text:span></text:span><text:span text:style-name="Source_20_Text"><text:span text:style-name="T92">protobuf</text:span></text:span><text:span text:style-name="Source_20_Text"><text:span text:style-name="T93">/</text:span></text:span><text:span text:style-name="Source_20_Text"><text:span text:style-name="T92">Timestamp</text:span></text:span><text:span text:style-name="T84">.proto"</text:span><text:span text:style-name="T125">;</text:span></text:p>
      <text:p text:style-name="P100"><text:span text:style-name="Strong_20_Emphasis"><text:span text:style-name="T67"/></text:span></text:p>
      <text:p text:style-name="P14"><text:span text:style-name="T73">message</text:span><text:span text:style-name="T23"> </text:span><text:span text:style-name="T104">КурсыВалют</text:span></text:p>
      <text:p text:style-name="P62">{</text:p>
      <text:p text:style-name="P14"><text:span text:style-name="T73"><text:s text:c="3"/>message</text:span><text:span text:style-name="T23"> </text:span><text:span text:style-name="T108">Ключ</text:span></text:p>
      <text:p text:style-name="P62"><text:s text:c="3"/>{</text:p>
      <text:p text:style-name="P65"><text:s text:c="6"/><text:span text:style-name="T227">google</text:span><text:span text:style-name="T225">.</text:span><text:span text:style-name="T227">protobuf.</text:span><text:span text:style-name="T219">Timestamp</text:span><text:span text:style-name="T190"> </text:span><text:span text:style-name="T11">Период</text:span><text:span text:style-name="T190"> </text:span>=<text:span text:style-name="T190"> </text:span><text:span text:style-name="T232">1</text:span><text:span text:style-name="T15">;</text:span></text:p>
      <text:p text:style-name="P17"><text:span text:style-name="T23"><text:s text:c="6"/></text:span><text:span text:style-name="T140">DaJet.Data</text:span><text:span text:style-name="T141">.</text:span><text:span text:style-name="T95">EntityRef</text:span><text:span text:style-name="T48"> <text:s text:c="5"/></text:span><text:span text:style-name="T47">Валюта</text:span><text:span text:style-name="T23"> </text:span><text:span text:style-name="T31">=</text:span><text:span text:style-name="T23"> </text:span><text:span text:style-name="T121">2</text:span><text:span text:style-name="T48">;</text:span></text:p>
      <text:p text:style-name="P90"><text:span text:style-name="Strong_20_Emphasis"><text:span text:style-name="T160"><text:s text:c="3"/>}</text:span></text:span></text:p>
      <text:p text:style-name="P17"><text:span text:style-name="T73"><text:s text:c="3"/>message</text:span><text:span text:style-name="T23"> </text:span><text:span text:style-name="T108">Запись</text:span></text:p>
      <text:p text:style-name="P65"><text:s text:c="3"/>{</text:p>
      <text:p text:style-name="P65"><text:s text:c="6"/><text:span text:style-name="T216">КурсыВалют</text:span><text:span text:style-name="T227">.</text:span><text:span text:style-name="T217">Ключ</text:span><text:span text:style-name="T190"> </text:span><text:span text:style-name="T11">Ключ</text:span><text:span text:style-name="T190"> </text:span>=<text:span text:style-name="T190"> </text:span><text:span text:style-name="T232">1</text:span><text:span text:style-name="T15">;</text:span></text:p>
      <text:p text:style-name="P17"><text:span text:style-name="T23"><text:s text:c="6"/></text:span><text:span text:style-name="T79">double</text:span><text:span text:style-name="T48"> <text:s text:c="9"/></text:span><text:span text:style-name="T47">Курс</text:span><text:span text:style-name="T23"> </text:span><text:span text:style-name="T31">=</text:span><text:span text:style-name="T23"> </text:span><text:span text:style-name="T121">2</text:span><text:span text:style-name="T48">;</text:span></text:p>
      <text:p text:style-name="P96"><text:span text:style-name="Strong_20_Emphasis"><text:span text:style-name="T160"><text:s text:c="3"/>}</text:span></text:span></text:p>
      <text:p text:style-name="P99"><text:span text:style-name="Strong_20_Emphasis"><text:span text:style-name="T179"><text:s text:c="12"/></text:span></text:span><text:span text:style-name="Strong_20_Emphasis"><text:span text:style-name="T220">КурсыВалют.</text:span></text:span><text:span text:style-name="Strong_20_Emphasis"><text:span text:style-name="T218">Ключ</text:span></text:span><text:span text:style-name="Strong_20_Emphasis"><text:span text:style-name="T161"> <text:s text:c="2"/></text:span></text:span><text:span text:style-name="Strong_20_Emphasis"><text:span text:style-name="T194">delete</text:span></text:span><text:span text:style-name="Strong_20_Emphasis"><text:span text:style-name="T179"> </text:span></text:span><text:span text:style-name="Strong_20_Emphasis"><text:span text:style-name="T168">=</text:span></text:span><text:span text:style-name="Strong_20_Emphasis"><text:span text:style-name="T179"> </text:span></text:span><text:span text:style-name="Strong_20_Emphasis"><text:span text:style-name="T234">1</text:span></text:span><text:span text:style-name="Strong_20_Emphasis"><text:span text:style-name="T161">;</text:span></text:span></text:p>
      <text:p text:style-name="P17"><text:soft-page-break/><text:span text:style-name="T23"><text:s text:c="3"/></text:span><text:span text:style-name="T75">repeated </text:span><text:span text:style-name="T104">КурсыВалют.</text:span><text:span text:style-name="T108">Запись</text:span><text:span text:style-name="T48"> </text:span><text:span text:style-name="T42">i</text:span><text:span text:style-name="T27">nsert</text:span><text:span text:style-name="T23"> </text:span><text:span text:style-name="T31">=</text:span><text:span text:style-name="T23"> </text:span><text:span text:style-name="T116">2</text:span><text:span text:style-name="T48">;</text:span></text:p>
      <text:p text:style-name="P95"><text:span text:style-name="Strong_20_Emphasis"><text:span text:style-name="T160">}</text:span></text:span></text:p>
      <text:p text:style-name="P95"><text:span text:style-name="Strong_20_Emphasis"><text:span text:style-name="T65"/></text:span></text:p>
      <text:p text:style-name="P95"><text:span text:style-name="Strong_20_Emphasis"><text:span text:style-name="T164">8. </text:span></text:span><text:span text:style-name="Strong_20_Emphasis"><text:span text:style-name="T163">Обязательные</text:span></text:span><text:span text:style-name="Strong_20_Emphasis"><text:span text:style-name="T195"> </text:span></text:span><text:span text:style-name="Strong_20_Emphasis"><text:span text:style-name="T163">заголовки</text:span></text:span><text:span text:style-name="Strong_20_Emphasis"><text:span text:style-name="T195"> </text:span></text:span><text:span text:style-name="Strong_20_Emphasis"><text:span text:style-name="T163">сообщений.</text:span></text:span></text:p>
      <text:p text:style-name="P93"><text:span text:style-name="Strong_20_Emphasis"><text:span text:style-name="T195"/></text:span></text:p>
      <text:p text:style-name="P94"><text:span text:style-name="Strong_20_Emphasis"><text:span text:style-name="T196">Один топик </text:span></text:span><text:span text:style-name="Strong_20_Emphasis"><text:span text:style-name="T176">Kafka </text:span></text:span><text:span text:style-name="Strong_20_Emphasis"><text:span text:style-name="T196">может хранить сообщения разных типов </text:span></text:span><text:span text:style-name="Strong_20_Emphasis"><text:span text:style-name="T198">для </text:span></text:span><text:span text:style-name="Strong_20_Emphasis"><text:span text:style-name="T196">одного и того же объекта метаданных 1С. </text:span></text:span><text:span text:style-name="Strong_20_Emphasis"><text:span text:style-name="T197">Например,</text:span></text:span><text:span text:style-name="Strong_20_Emphasis"><text:span text:style-name="T196"> для справочника </text:span></text:span><text:span text:style-name="Strong_20_Emphasis"><text:span text:style-name="T197">"Номенклатура" </text:span></text:span><text:span text:style-name="Strong_20_Emphasis"><text:span text:style-name="T196">может существовать запись, </text:span></text:span><text:span text:style-name="Strong_20_Emphasis"><text:span text:style-name="T197">как</text:span></text:span><text:span text:style-name="Strong_20_Emphasis"><text:span text:style-name="T196"> для обычного объекта, </text:span></text:span><text:span text:style-name="Strong_20_Emphasis"><text:span text:style-name="T197">так</text:span></text:span><text:span text:style-name="Strong_20_Emphasis"><text:span text:style-name="T196"> и </text:span></text:span><text:span text:style-name="Strong_20_Emphasis"><text:span text:style-name="T197">для </text:span></text:span><text:span text:style-name="Strong_20_Emphasis"><text:span text:style-name="T196">тип</text:span></text:span><text:span text:style-name="Strong_20_Emphasis"><text:span text:style-name="T197">а</text:span></text:span><text:span text:style-name="Strong_20_Emphasis"><text:span text:style-name="T196"> "УдалениеОбъекта".</text:span></text:span></text:p>
      <text:p text:style-name="P94"><text:span text:style-name="Strong_20_Emphasis"><text:span text:style-name="T196"/></text:span></text:p>
      <text:p text:style-name="P97"><text:span text:style-name="Strong_20_Emphasis"><text:span text:style-name="T198">Таким образом, целесообразно дополнять сообщения </text:span></text:span><text:span text:style-name="Strong_20_Emphasis"><text:span text:style-name="T177">Kafka </text:span></text:span><text:span text:style-name="Strong_20_Emphasis"><text:span text:style-name="T198">специальным заголовком, например, "</text:span></text:span><text:span text:style-name="Strong_20_Emphasis"><text:span text:style-name="T177">message-type</text:span></text:span><text:span text:style-name="Strong_20_Emphasis"><text:span text:style-name="T198">" с указанием его типа.</text:span></text:span></text:p>
      <text:p text:style-name="P97"><text:span text:style-name="Strong_20_Emphasis"><text:span text:style-name="T198"/></text:span></text:p>
      <text:p text:style-name="P98"><text:span text:style-name="Strong_20_Emphasis"><text:span text:style-name="T199">Кроме этого, необходимо дополнять сообщения </text:span></text:span><text:span text:style-name="Strong_20_Emphasis"><text:span text:style-name="T200">значением</text:span></text:span><text:span text:style-name="Strong_20_Emphasis"><text:span text:style-name="T199"> </text:span></text:span><text:span text:style-name="Strong_20_Emphasis"><text:span text:style-name="T200">идентификатора (</text:span></text:span><text:span text:style-name="Strong_20_Emphasis"><text:span text:style-name="T199">версии</text:span></text:span><text:span text:style-name="Strong_20_Emphasis"><text:span text:style-name="T200">)</text:span></text:span><text:span text:style-name="Strong_20_Emphasis"><text:span text:style-name="T199"> </text:span></text:span><text:span text:style-name="Strong_20_Emphasis"><text:span text:style-name="T200">соответствующей </text:span></text:span><text:span text:style-name="Strong_20_Emphasis"><text:span text:style-name="T199">схемы </text:span></text:span><text:span text:style-name="Strong_20_Emphasis"><text:span text:style-name="T178">protobuf, </text:span></text:span><text:span text:style-name="Strong_20_Emphasis"><text:span text:style-name="T199">например, "</text:span></text:span><text:span text:style-name="Strong_20_Emphasis"><text:span text:style-name="T178">schema-version</text:span></text:span><text:span text:style-name="Strong_20_Emphasis"><text:span text:style-name="T199">".</text:span></text:span></text:p>
      <text:p text:style-name="P94"><text:span text:style-name="Strong_20_Emphasis"><text:span text:style-name="T19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7T23:45:11.418000000</meta:creation-date>
    <meta:generator>LibreOffice/5.4.7.2$Windows_X86_64 LibreOffice_project/c838ef25c16710f8838b1faec480ebba495259d0</meta:generator>
    <dc:date>2022-10-09T02:32:15.819000000</dc:date>
    <meta:editing-duration>PT11H2M54S</meta:editing-duration>
    <meta:editing-cycles>96</meta:editing-cycles>
    <meta:document-statistic meta:table-count="1" meta:image-count="0" meta:object-count="0" meta:page-count="6" meta:paragraph-count="172" meta:word-count="879" meta:character-count="7410" meta:non-whitespace-character-count="6328"/>
  </office:meta>
</office:document-meta>
</file>